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808080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d7ba7d"/>
    </style:style>
    <style:style style:name="T4" style:family="text">
      <style:text-properties fo:color="#9cdcfe"/>
    </style:style>
    <style:style style:name="T5" style:family="text">
      <style:text-properties fo:color="#ce9178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c586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!-- * * * * * * * * * * * * * * * * * * * * * * * * * * * * * * * --&gt;</text:p>
      <text:p text:style-name="P2">&lt;!-- * * * * * * * * * * * The content below * * * * * * * * * * * --&gt;</text:p>
      <text:p text:style-name="P2">&lt;!-- * * * * * * * * * * is only a placeholder * * * * * * * * * * --&gt;</text:p>
      <text:p text:style-name="P2">&lt;!-- * * * * * * * * * * and can be replaced. * * * * * * * * * * * --&gt;</text:p>
      <text:p text:style-name="P2">&lt;!-- * * * * * * * * * * * * * * * * * * * * * * * * * * * * * * * --&gt;</text:p>
      <text:p text:style-name="P2">&lt;!-- * * * * * * * * * Delete the template below * * * * * * * * * * --&gt;</text:p>
      <text:p text:style-name="P2">&lt;!-- * * * * * * * to get started with your project! * * * * * * * * --&gt;</text:p>
      <text:p text:style-name="P2">&lt;!-- * * * * * * * * * * * * * * * * * * * * * * * * * * * * * * * --&gt;</text:p>
      <text:p text:style-name="P4"/>
      <text:p text:style-name="P1"><text:span text:style-name="T1">&lt;</text:span><text:span text:style-name="T2">style</text:span><text:span text:style-name="T1">&gt;</text:span></text:p>
      <text:p text:style-name="P1"><text:span text:style-name="T3">:host</text:span> {</text:p>
      <text:p text:style-name="P1"><text:span text:style-name="T4">font-family</text:span>: -apple-system, BlinkMacSystemFont, <text:span text:style-name="T5">"Segoe UI"</text:span>, Roboto, <text:span text:style-name="T5">Helvetica</text:span>, <text:span text:style-name="T5">Arial</text:span>, <text:span text:style-name="T5">sans-serif</text:span>, <text:span text:style-name="T5">"Apple Color Emoji"</text:span>, <text:span text:style-name="T5">"Segoe UI Emoji"</text:span>, <text:span text:style-name="T5">"Segoe UI Symbol"</text:span>;</text:p>
      <text:p text:style-name="P1"><text:span text:style-name="T4">font-size</text:span>: <text:span text:style-name="T6">14px</text:span>;</text:p>
      <text:p text:style-name="P1"><text:span text:style-name="T4">color</text:span>: <text:span text:style-name="T5">#333</text:span>;</text:p>
      <text:p text:style-name="P1"><text:span text:style-name="T4">box-sizing</text:span>: <text:span text:style-name="T5">border-box</text:span>;</text:p>
      <text:p text:style-name="P1"><text:span text:style-name="T4">-webkit-font-smoothing</text:span>: <text:span text:style-name="T5">antialiased</text:span>;</text:p>
      <text:p text:style-name="P1"><text:span text:style-name="T4">-moz-osx-font-smoothing</text:span>: <text:span text:style-name="T5">grayscale</text:span>;</text:p>
      <text:p text:style-name="P1">}</text:p>
      <text:p text:style-name="P4"/>
      <text:p text:style-name="P1"><text:span text:style-name="T3">h1</text:span>,</text:p>
      <text:p text:style-name="P1"><text:span text:style-name="T3">h2</text:span>,</text:p>
      <text:p text:style-name="P1"><text:span text:style-name="T3">h3</text:span>,</text:p>
      <text:p text:style-name="P1"><text:span text:style-name="T3">h4</text:span>,</text:p>
      <text:p text:style-name="P1"><text:span text:style-name="T3">h5</text:span>,</text:p>
      <text:p text:style-name="P1"><text:span text:style-name="T3">h6</text:span> {</text:p>
      <text:p text:style-name="P1"><text:span text:style-name="T4">margin</text:span>: <text:span text:style-name="T6">8px</text:span> <text:span text:style-name="T6">0</text:span>;</text:p>
      <text:p text:style-name="P1">}</text:p>
      <text:p text:style-name="P4"/>
      <text:p text:style-name="P1"><text:span text:style-name="T3">p</text:span> {</text:p>
      <text:p text:style-name="P1"><text:span text:style-name="T4">margin</text:span>: <text:span text:style-name="T6">0</text:span>;</text:p>
      <text:p text:style-name="P1">}</text:p>
      <text:p text:style-name="P4"/>
      <text:p text:style-name="P1"><text:span text:style-name="T3">.spacer</text:span> {</text:p>
      <text:p text:style-name="P1"><text:span text:style-name="T4">flex</text:span>: <text:span text:style-name="T6">1</text:span>;</text:p>
      <text:p text:style-name="P1">}</text:p>
      <text:p text:style-name="P4"/>
      <text:p text:style-name="P1"><text:span text:style-name="T3">.toolbar</text:span> {</text:p>
      <text:p text:style-name="P1"><text:span text:style-name="T4">position</text:span>: <text:span text:style-name="T5">absolute</text:span>;</text:p>
      <text:p text:style-name="P1"><text:span text:style-name="T4">top</text:span>: <text:span text:style-name="T6">0</text:span>;</text:p>
      <text:p text:style-name="P1"><text:span text:style-name="T4">left</text:span>: <text:span text:style-name="T6">0</text:span>;</text:p>
      <text:p text:style-name="P1"><text:span text:style-name="T4">right</text:span>: <text:span text:style-name="T6">0</text:span>;</text:p>
      <text:p text:style-name="P1"><text:span text:style-name="T4">height</text:span>: <text:span text:style-name="T6">60px</text:span>;</text:p>
      <text:p text:style-name="P1"><text:span text:style-name="T4">display</text:span>: <text:span text:style-name="T5">flex</text:span>;</text:p>
      <text:p text:style-name="P1"><text:span text:style-name="T4">align-items</text:span>: <text:span text:style-name="T5">center</text:span>;</text:p>
      <text:p text:style-name="P1"><text:span text:style-name="T4">background-color</text:span>: <text:span text:style-name="T5">#1976d2</text:span>;</text:p>
      <text:p text:style-name="P1"><text:span text:style-name="T4">color</text:span>: <text:span text:style-name="T5">white</text:span>;</text:p>
      <text:p text:style-name="P1"><text:span text:style-name="T4">font-weight</text:span>: <text:span text:style-name="T6">600</text:span>;</text:p>
      <text:p text:style-name="P1">}</text:p>
      <text:p text:style-name="P4"/>
      <text:p text:style-name="P1"><text:span text:style-name="T3">.toolbar</text:span> <text:span text:style-name="T3">img</text:span> {</text:p>
      <text:p text:style-name="P1"><text:soft-page-break/><text:span text:style-name="T4">margin</text:span>: <text:span text:style-name="T6">0</text:span> <text:span text:style-name="T6">16px</text:span>;</text:p>
      <text:p text:style-name="P1">}</text:p>
      <text:p text:style-name="P4"/>
      <text:p text:style-name="P1"><text:span text:style-name="T3">.toolbar</text:span> <text:span text:style-name="T3">#twitter-logo</text:span> {</text:p>
      <text:p text:style-name="P1"><text:span text:style-name="T4">height</text:span>: <text:span text:style-name="T6">40px</text:span>;</text:p>
      <text:p text:style-name="P1"><text:span text:style-name="T4">margin</text:span>: <text:span text:style-name="T6">0</text:span> <text:span text:style-name="T6">8px</text:span>;</text:p>
      <text:p text:style-name="P1">}</text:p>
      <text:p text:style-name="P4"/>
      <text:p text:style-name="P1"><text:span text:style-name="T3">.toolbar</text:span> <text:span text:style-name="T3">#youtube-logo</text:span> {</text:p>
      <text:p text:style-name="P1"><text:span text:style-name="T4">height</text:span>: <text:span text:style-name="T6">40px</text:span>;</text:p>
      <text:p text:style-name="P1"><text:span text:style-name="T4">margin</text:span>: <text:span text:style-name="T6">0</text:span> <text:span text:style-name="T6">16px</text:span>;</text:p>
      <text:p text:style-name="P1">}</text:p>
      <text:p text:style-name="P4"/>
      <text:p text:style-name="P1"><text:span text:style-name="T3">.toolbar</text:span> <text:span text:style-name="T3">#twitter-logo:hover</text:span>,</text:p>
      <text:p text:style-name="P1"><text:span text:style-name="T3">.toolbar</text:span> <text:span text:style-name="T3">#youtube-logo:hover</text:span> {</text:p>
      <text:p text:style-name="P1"><text:span text:style-name="T4">opacity</text:span>: <text:span text:style-name="T6">0.8</text:span>;</text:p>
      <text:p text:style-name="P1">}</text:p>
      <text:p text:style-name="P4"/>
      <text:p text:style-name="P1"><text:span text:style-name="T3">.content</text:span> {</text:p>
      <text:p text:style-name="P1"><text:span text:style-name="T4">display</text:span>: <text:span text:style-name="T5">flex</text:span>;</text:p>
      <text:p text:style-name="P1"><text:span text:style-name="T4">margin</text:span>: <text:span text:style-name="T6">82px</text:span> <text:span text:style-name="T5">auto</text:span> <text:span text:style-name="T6">32px</text:span>;</text:p>
      <text:p text:style-name="P1"><text:span text:style-name="T4">padding</text:span>: <text:span text:style-name="T6">0</text:span> <text:span text:style-name="T6">16px</text:span>;</text:p>
      <text:p text:style-name="P1"><text:span text:style-name="T4">max-width</text:span>: <text:span text:style-name="T6">960px</text:span>;</text:p>
      <text:p text:style-name="P1"><text:span text:style-name="T4">flex-direction</text:span>: <text:span text:style-name="T5">column</text:span>;</text:p>
      <text:p text:style-name="P1"><text:span text:style-name="T4">align-items</text:span>: <text:span text:style-name="T5">center</text:span>;</text:p>
      <text:p text:style-name="P1">}</text:p>
      <text:p text:style-name="P4"/>
      <text:p text:style-name="P1"><text:span text:style-name="T3">svg.material-icons</text:span> {</text:p>
      <text:p text:style-name="P1"><text:span text:style-name="T4">height</text:span>: <text:span text:style-name="T6">24px</text:span>;</text:p>
      <text:p text:style-name="P1"><text:span text:style-name="T4">width</text:span>: <text:span text:style-name="T5">auto</text:span>;</text:p>
      <text:p text:style-name="P1">}</text:p>
      <text:p text:style-name="P4"/>
      <text:p text:style-name="P1"><text:span text:style-name="T3">svg.material-icons:not</text:span>(<text:span text:style-name="T3">:last-child</text:span>) {</text:p>
      <text:p text:style-name="P1"><text:span text:style-name="T4">margin-right</text:span>: <text:span text:style-name="T6">8px</text:span>;</text:p>
      <text:p text:style-name="P1">}</text:p>
      <text:p text:style-name="P4"/>
      <text:p text:style-name="P1"><text:span text:style-name="T3">.card</text:span> <text:span text:style-name="T3">svg.material-icons</text:span> <text:span text:style-name="T3">path</text:span> {</text:p>
      <text:p text:style-name="P1"><text:span text:style-name="T4">fill</text:span>: <text:span text:style-name="T5">#888</text:span>;</text:p>
      <text:p text:style-name="P1">}</text:p>
      <text:p text:style-name="P4"/>
      <text:p text:style-name="P1"><text:span text:style-name="T3">.card-container</text:span> {</text:p>
      <text:p text:style-name="P1"><text:span text:style-name="T4">display</text:span>: <text:span text:style-name="T5">flex</text:span>;</text:p>
      <text:p text:style-name="P1"><text:span text:style-name="T4">flex-wrap</text:span>: <text:span text:style-name="T5">wrap</text:span>;</text:p>
      <text:p text:style-name="P1"><text:span text:style-name="T4">justify-content</text:span>: <text:span text:style-name="T5">center</text:span>;</text:p>
      <text:p text:style-name="P1"><text:span text:style-name="T4">margin-top</text:span>: <text:span text:style-name="T6">16px</text:span>;</text:p>
      <text:p text:style-name="P1">}</text:p>
      <text:p text:style-name="P4"/>
      <text:p text:style-name="P1"><text:span text:style-name="T3">.card</text:span> {</text:p>
      <text:p text:style-name="P1"><text:span text:style-name="T4">all</text:span>: <text:span text:style-name="T5">unset</text:span>;</text:p>
      <text:p text:style-name="P1"><text:span text:style-name="T4">border-radius</text:span>: <text:span text:style-name="T6">4px</text:span>;</text:p>
      <text:p text:style-name="P1"><text:span text:style-name="T4">border</text:span>: <text:span text:style-name="T6">1px</text:span> <text:span text:style-name="T5">solid</text:span> <text:span text:style-name="T5">#eee</text:span>;</text:p>
      <text:p text:style-name="P1"><text:soft-page-break/><text:span text:style-name="T4">background-color</text:span>: <text:span text:style-name="T5">#fafafa</text:span>;</text:p>
      <text:p text:style-name="P1"><text:span text:style-name="T4">height</text:span>: <text:span text:style-name="T6">40px</text:span>;</text:p>
      <text:p text:style-name="P1"><text:span text:style-name="T4">width</text:span>: <text:span text:style-name="T6">200px</text:span>;</text:p>
      <text:p text:style-name="P1"><text:span text:style-name="T4">margin</text:span>: <text:span text:style-name="T6">0</text:span> <text:span text:style-name="T6">8px</text:span> <text:span text:style-name="T6">16px</text:span>;</text:p>
      <text:p text:style-name="P1"><text:span text:style-name="T4">padding</text:span>: <text:span text:style-name="T6">16px</text:span>;</text:p>
      <text:p text:style-name="P1"><text:span text:style-name="T4">display</text:span>: <text:span text:style-name="T5">flex</text:span>;</text:p>
      <text:p text:style-name="P1"><text:span text:style-name="T4">flex-direction</text:span>: <text:span text:style-name="T5">row</text:span>;</text:p>
      <text:p text:style-name="P1"><text:span text:style-name="T4">justify-content</text:span>: <text:span text:style-name="T5">center</text:span>;</text:p>
      <text:p text:style-name="P1"><text:span text:style-name="T4">align-items</text:span>: <text:span text:style-name="T5">center</text:span>;</text:p>
      <text:p text:style-name="P1"><text:span text:style-name="T4">transition</text:span>: <text:span text:style-name="T5">all</text:span> <text:span text:style-name="T6">0.2s</text:span> <text:span text:style-name="T5">ease-in-out</text:span>;</text:p>
      <text:p text:style-name="P1"><text:span text:style-name="T4">line-height</text:span>: <text:span text:style-name="T6">24px</text:span>;</text:p>
      <text:p text:style-name="P1">}</text:p>
      <text:p text:style-name="P4"/>
      <text:p text:style-name="P1"><text:span text:style-name="T3">.card-container</text:span> <text:span text:style-name="T3">.card:not</text:span>(<text:span text:style-name="T3">:last-child</text:span>) {</text:p>
      <text:p text:style-name="P1"><text:span text:style-name="T4">margin-right</text:span>: <text:span text:style-name="T6">0</text:span>;</text:p>
      <text:p text:style-name="P1">}</text:p>
      <text:p text:style-name="P4"/>
      <text:p text:style-name="P1"><text:span text:style-name="T3">.card.card-small</text:span> {</text:p>
      <text:p text:style-name="P1"><text:span text:style-name="T4">height</text:span>: <text:span text:style-name="T6">16px</text:span>;</text:p>
      <text:p text:style-name="P1"><text:span text:style-name="T4">width</text:span>: <text:span text:style-name="T6">168px</text:span>;</text:p>
      <text:p text:style-name="P1">}</text:p>
      <text:p text:style-name="P4"/>
      <text:p text:style-name="P1"><text:span text:style-name="T3">.card-container</text:span> <text:span text:style-name="T3">.card:not</text:span>(<text:span text:style-name="T3">.highlight-card</text:span>) {</text:p>
      <text:p text:style-name="P1"><text:span text:style-name="T4">cursor</text:span>: <text:span text:style-name="T5">pointer</text:span>;</text:p>
      <text:p text:style-name="P1">}</text:p>
      <text:p text:style-name="P4"/>
      <text:p text:style-name="P1"><text:span text:style-name="T3">.card-container</text:span> <text:span text:style-name="T3">.card:not</text:span>(<text:span text:style-name="T3">.highlight-card</text:span>)<text:span text:style-name="T3">:hover</text:span> {</text:p>
      <text:p text:style-name="P1"><text:span text:style-name="T4">transform</text:span>: <text:span text:style-name="T7">translateY</text:span>(<text:span text:style-name="T6">-3px</text:span>);</text:p>
      <text:p text:style-name="P1"><text:span text:style-name="T4">box-shadow</text:span>: <text:span text:style-name="T6">0</text:span> <text:span text:style-name="T6">4px</text:span> <text:span text:style-name="T6">17px</text:span> <text:span text:style-name="T7">rgba</text:span>(<text:span text:style-name="T6">0</text:span>, <text:span text:style-name="T6">0</text:span>, <text:span text:style-name="T6">0</text:span>, <text:span text:style-name="T6">0.35</text:span>);</text:p>
      <text:p text:style-name="P1">}</text:p>
      <text:p text:style-name="P4"/>
      <text:p text:style-name="P1"><text:span text:style-name="T3">.card-container</text:span> <text:span text:style-name="T3">.card:not</text:span>(<text:span text:style-name="T3">.highlight-card</text:span>)<text:span text:style-name="T3">:hover</text:span> <text:span text:style-name="T3">.material-icons</text:span> <text:span text:style-name="T3">path</text:span> {</text:p>
      <text:p text:style-name="P1"><text:span text:style-name="T4">fill</text:span>: <text:span text:style-name="T7">rgb</text:span>(<text:span text:style-name="T6">105</text:span>, <text:span text:style-name="T6">103</text:span>, <text:span text:style-name="T6">103</text:span>);</text:p>
      <text:p text:style-name="P1">}</text:p>
      <text:p text:style-name="P4"/>
      <text:p text:style-name="P1"><text:span text:style-name="T3">.card.highlight-card</text:span> {</text:p>
      <text:p text:style-name="P1"><text:span text:style-name="T4">background-color</text:span>: <text:span text:style-name="T5">#1976d2</text:span>;</text:p>
      <text:p text:style-name="P1"><text:span text:style-name="T4">color</text:span>: <text:span text:style-name="T5">white</text:span>;</text:p>
      <text:p text:style-name="P1"><text:span text:style-name="T4">font-weight</text:span>: <text:span text:style-name="T6">600</text:span>;</text:p>
      <text:p text:style-name="P1"><text:span text:style-name="T4">border</text:span>: <text:span text:style-name="T5">none</text:span>;</text:p>
      <text:p text:style-name="P1"><text:span text:style-name="T4">width</text:span>: <text:span text:style-name="T5">auto</text:span>;</text:p>
      <text:p text:style-name="P1"><text:span text:style-name="T4">min-width</text:span>: <text:span text:style-name="T6">30%</text:span>;</text:p>
      <text:p text:style-name="P1"><text:span text:style-name="T4">position</text:span>: <text:span text:style-name="T5">relative</text:span>;</text:p>
      <text:p text:style-name="P1">}</text:p>
      <text:p text:style-name="P4"/>
      <text:p text:style-name="P1"><text:span text:style-name="T3">.card.card.highlight-card</text:span> <text:span text:style-name="T3">span</text:span> {</text:p>
      <text:p text:style-name="P1"><text:span text:style-name="T4">margin-left</text:span>: <text:span text:style-name="T6">60px</text:span>;</text:p>
      <text:p text:style-name="P1">}</text:p>
      <text:p text:style-name="P4"/>
      <text:p text:style-name="P1"><text:span text:style-name="T3">svg#rocket</text:span> {</text:p>
      <text:p text:style-name="P1"><text:span text:style-name="T4">width</text:span>: <text:span text:style-name="T6">80px</text:span>;</text:p>
      <text:p text:style-name="P1"><text:soft-page-break/><text:span text:style-name="T4">position</text:span>: <text:span text:style-name="T5">absolute</text:span>;</text:p>
      <text:p text:style-name="P1"><text:span text:style-name="T4">left</text:span>: <text:span text:style-name="T6">-10px</text:span>;</text:p>
      <text:p text:style-name="P1"><text:span text:style-name="T4">top</text:span>: <text:span text:style-name="T6">-24px</text:span>;</text:p>
      <text:p text:style-name="P1">}</text:p>
      <text:p text:style-name="P4"/>
      <text:p text:style-name="P1"><text:span text:style-name="T3">svg#rocket-smoke</text:span> {</text:p>
      <text:p text:style-name="P1"><text:span text:style-name="T4">height</text:span>: <text:span text:style-name="T7">calc</text:span>(<text:span text:style-name="T6">100vh</text:span> - <text:span text:style-name="T6">95px</text:span>);</text:p>
      <text:p text:style-name="P1"><text:span text:style-name="T4">position</text:span>: <text:span text:style-name="T5">absolute</text:span>;</text:p>
      <text:p text:style-name="P1"><text:span text:style-name="T4">top</text:span>: <text:span text:style-name="T6">10px</text:span>;</text:p>
      <text:p text:style-name="P1"><text:span text:style-name="T4">right</text:span>: <text:span text:style-name="T6">180px</text:span>;</text:p>
      <text:p text:style-name="P1"><text:span text:style-name="T4">z-index</text:span>: <text:span text:style-name="T6">-10</text:span>;</text:p>
      <text:p text:style-name="P1">}</text:p>
      <text:p text:style-name="P4"/>
      <text:p text:style-name="P1"><text:span text:style-name="T3">a</text:span>,</text:p>
      <text:p text:style-name="P1"><text:span text:style-name="T3">a:visited</text:span>,</text:p>
      <text:p text:style-name="P1"><text:span text:style-name="T3">a:hover</text:span> {</text:p>
      <text:p text:style-name="P1"><text:span text:style-name="T4">color</text:span>: <text:span text:style-name="T5">#1976d2</text:span>;</text:p>
      <text:p text:style-name="P1"><text:span text:style-name="T4">text-decoration</text:span>: <text:span text:style-name="T5">none</text:span>;</text:p>
      <text:p text:style-name="P1">}</text:p>
      <text:p text:style-name="P4"/>
      <text:p text:style-name="P1"><text:span text:style-name="T3">a:hover</text:span> {</text:p>
      <text:p text:style-name="P1"><text:span text:style-name="T4">color</text:span>: <text:span text:style-name="T5">#125699</text:span>;</text:p>
      <text:p text:style-name="P1">}</text:p>
      <text:p text:style-name="P4"/>
      <text:p text:style-name="P1"><text:span text:style-name="T3">.terminal</text:span> {</text:p>
      <text:p text:style-name="P1"><text:span text:style-name="T4">position</text:span>: <text:span text:style-name="T5">relative</text:span>;</text:p>
      <text:p text:style-name="P1"><text:span text:style-name="T4">width</text:span>: <text:span text:style-name="T6">80%</text:span>;</text:p>
      <text:p text:style-name="P1"><text:span text:style-name="T4">max-width</text:span>: <text:span text:style-name="T6">600px</text:span>;</text:p>
      <text:p text:style-name="P1"><text:span text:style-name="T4">border-radius</text:span>: <text:span text:style-name="T6">6px</text:span>;</text:p>
      <text:p text:style-name="P1"><text:span text:style-name="T4">padding-top</text:span>: <text:span text:style-name="T6">45px</text:span>;</text:p>
      <text:p text:style-name="P1"><text:span text:style-name="T4">margin-top</text:span>: <text:span text:style-name="T6">8px</text:span>;</text:p>
      <text:p text:style-name="P1"><text:span text:style-name="T4">overflow</text:span>: <text:span text:style-name="T5">hidden</text:span>;</text:p>
      <text:p text:style-name="P1"><text:span text:style-name="T4">background-color</text:span>: <text:span text:style-name="T7">rgb</text:span>(<text:span text:style-name="T6">15</text:span>, <text:span text:style-name="T6">15</text:span>, <text:span text:style-name="T6">16</text:span>);</text:p>
      <text:p text:style-name="P1">}</text:p>
      <text:p text:style-name="P4"/>
      <text:p text:style-name="P1"><text:span text:style-name="T3">.terminal::before</text:span> {</text:p>
      <text:p text:style-name="P1"><text:span text:style-name="T4">content</text:span>: <text:span text:style-name="T5">"</text:span><text:span text:style-name="T3">\2022</text:span><text:span text:style-name="T5"> </text:span><text:span text:style-name="T3">\2022</text:span><text:span text:style-name="T5"> </text:span><text:span text:style-name="T3">\2022</text:span><text:span text:style-name="T5">"</text:span>;</text:p>
      <text:p text:style-name="P1"><text:span text:style-name="T4">position</text:span>: <text:span text:style-name="T5">absolute</text:span>;</text:p>
      <text:p text:style-name="P1"><text:span text:style-name="T4">top</text:span>: <text:span text:style-name="T6">0</text:span>;</text:p>
      <text:p text:style-name="P1"><text:span text:style-name="T4">left</text:span>: <text:span text:style-name="T6">0</text:span>;</text:p>
      <text:p text:style-name="P1"><text:span text:style-name="T4">height</text:span>: <text:span text:style-name="T6">4px</text:span>;</text:p>
      <text:p text:style-name="P1"><text:span text:style-name="T4">background</text:span>: <text:span text:style-name="T7">rgb</text:span>(<text:span text:style-name="T6">58</text:span>, <text:span text:style-name="T6">58</text:span>, <text:span text:style-name="T6">58</text:span>);</text:p>
      <text:p text:style-name="P1"><text:span text:style-name="T4">color</text:span>: <text:span text:style-name="T5">#c2c3c4</text:span>;</text:p>
      <text:p text:style-name="P1"><text:span text:style-name="T4">width</text:span>: <text:span text:style-name="T6">100%</text:span>;</text:p>
      <text:p text:style-name="P1"><text:span text:style-name="T4">font-size</text:span>: <text:span text:style-name="T6">2rem</text:span>;</text:p>
      <text:p text:style-name="P1"><text:span text:style-name="T4">line-height</text:span>: <text:span text:style-name="T6">0</text:span>;</text:p>
      <text:p text:style-name="P1"><text:span text:style-name="T4">padding</text:span>: <text:span text:style-name="T6">14px</text:span> <text:span text:style-name="T6">0</text:span>;</text:p>
      <text:p text:style-name="P1"><text:span text:style-name="T4">text-indent</text:span>: <text:span text:style-name="T6">4px</text:span>;</text:p>
      <text:p text:style-name="P1">}</text:p>
      <text:p text:style-name="P4"/>
      <text:p text:style-name="P1"><text:span text:style-name="T3">.terminal</text:span> <text:span text:style-name="T3">pre</text:span> {</text:p>
      <text:p text:style-name="P1"><text:soft-page-break/><text:span text:style-name="T4">font-family</text:span>: SFMono-Regular,Consolas,Liberation Mono,Menlo,<text:span text:style-name="T5">monospace</text:span>;</text:p>
      <text:p text:style-name="P1"><text:span text:style-name="T4">color</text:span>: <text:span text:style-name="T5">white</text:span>;</text:p>
      <text:p text:style-name="P1"><text:span text:style-name="T4">padding</text:span>: <text:span text:style-name="T6">0</text:span> <text:span text:style-name="T6">1rem</text:span> <text:span text:style-name="T6">1rem</text:span>;</text:p>
      <text:p text:style-name="P1"><text:span text:style-name="T4">margin</text:span>: <text:span text:style-name="T6">0</text:span>;</text:p>
      <text:p text:style-name="P1">}</text:p>
      <text:p text:style-name="P4"/>
      <text:p text:style-name="P1"><text:span text:style-name="T3">.circle-link</text:span> {</text:p>
      <text:p text:style-name="P1"><text:span text:style-name="T4">height</text:span>: <text:span text:style-name="T6">40px</text:span>;</text:p>
      <text:p text:style-name="P1"><text:span text:style-name="T4">width</text:span>: <text:span text:style-name="T6">40px</text:span>;</text:p>
      <text:p text:style-name="P1"><text:span text:style-name="T4">border-radius</text:span>: <text:span text:style-name="T6">40px</text:span>;</text:p>
      <text:p text:style-name="P1"><text:span text:style-name="T4">margin</text:span>: <text:span text:style-name="T6">8px</text:span>;</text:p>
      <text:p text:style-name="P1"><text:span text:style-name="T4">background-color</text:span>: <text:span text:style-name="T5">white</text:span>;</text:p>
      <text:p text:style-name="P1"><text:span text:style-name="T4">border</text:span>: <text:span text:style-name="T6">1px</text:span> <text:span text:style-name="T5">solid</text:span> <text:span text:style-name="T5">#eeeeee</text:span>;</text:p>
      <text:p text:style-name="P1"><text:span text:style-name="T4">display</text:span>: <text:span text:style-name="T5">flex</text:span>;</text:p>
      <text:p text:style-name="P1"><text:span text:style-name="T4">justify-content</text:span>: <text:span text:style-name="T5">center</text:span>;</text:p>
      <text:p text:style-name="P1"><text:span text:style-name="T4">align-items</text:span>: <text:span text:style-name="T5">center</text:span>;</text:p>
      <text:p text:style-name="P1"><text:span text:style-name="T4">cursor</text:span>: <text:span text:style-name="T5">pointer</text:span>;</text:p>
      <text:p text:style-name="P1"><text:span text:style-name="T4">box-shadow</text:span>: <text:span text:style-name="T6">0</text:span> <text:span text:style-name="T6">1px</text:span> <text:span text:style-name="T6">3px</text:span> <text:span text:style-name="T7">rgba</text:span>(<text:span text:style-name="T6">0</text:span>, <text:span text:style-name="T6">0</text:span>, <text:span text:style-name="T6">0</text:span>, <text:span text:style-name="T6">0.12</text:span>), <text:span text:style-name="T6">0</text:span> <text:span text:style-name="T6">1px</text:span> <text:span text:style-name="T6">2px</text:span> <text:span text:style-name="T7">rgba</text:span>(<text:span text:style-name="T6">0</text:span>, <text:span text:style-name="T6">0</text:span>, <text:span text:style-name="T6">0</text:span>, <text:span text:style-name="T6">0.24</text:span>);</text:p>
      <text:p text:style-name="P1"><text:span text:style-name="T4">transition</text:span>: <text:span text:style-name="T6">1s</text:span> <text:span text:style-name="T5">ease-out</text:span>;</text:p>
      <text:p text:style-name="P1">}</text:p>
      <text:p text:style-name="P4"/>
      <text:p text:style-name="P1"><text:span text:style-name="T3">.circle-link:hover</text:span> {</text:p>
      <text:p text:style-name="P1"><text:span text:style-name="T4">transform</text:span>: <text:span text:style-name="T7">translateY</text:span>(<text:span text:style-name="T6">-0.25rem</text:span>);</text:p>
      <text:p text:style-name="P1"><text:span text:style-name="T4">box-shadow</text:span>: <text:span text:style-name="T6">0px</text:span> <text:span text:style-name="T6">3px</text:span> <text:span text:style-name="T6">15px</text:span> <text:span text:style-name="T7">rgba</text:span>(<text:span text:style-name="T6">0</text:span>, <text:span text:style-name="T6">0</text:span>, <text:span text:style-name="T6">0</text:span>, <text:span text:style-name="T6">0.2</text:span>);</text:p>
      <text:p text:style-name="P1">}</text:p>
      <text:p text:style-name="P4"/>
      <text:p text:style-name="P1"><text:span text:style-name="T3">footer</text:span> {</text:p>
      <text:p text:style-name="P1"><text:span text:style-name="T4">margin-top</text:span>: <text:span text:style-name="T6">8px</text:span>;</text:p>
      <text:p text:style-name="P1"><text:span text:style-name="T4">display</text:span>: <text:span text:style-name="T5">flex</text:span>;</text:p>
      <text:p text:style-name="P1"><text:span text:style-name="T4">align-items</text:span>: <text:span text:style-name="T5">center</text:span>;</text:p>
      <text:p text:style-name="P1"><text:span text:style-name="T4">line-height</text:span>: <text:span text:style-name="T6">20px</text:span>;</text:p>
      <text:p text:style-name="P1">}</text:p>
      <text:p text:style-name="P4"/>
      <text:p text:style-name="P1"><text:span text:style-name="T3">footer</text:span> <text:span text:style-name="T3">a</text:span> {</text:p>
      <text:p text:style-name="P1"><text:span text:style-name="T4">display</text:span>: <text:span text:style-name="T5">flex</text:span>;</text:p>
      <text:p text:style-name="P1"><text:span text:style-name="T4">align-items</text:span>: <text:span text:style-name="T5">center</text:span>;</text:p>
      <text:p text:style-name="P1">}</text:p>
      <text:p text:style-name="P4"/>
      <text:p text:style-name="P1"><text:span text:style-name="T3">.github-star-badge</text:span> {</text:p>
      <text:p text:style-name="P1"><text:span text:style-name="T4">color</text:span>: <text:span text:style-name="T5">#24292e</text:span>;</text:p>
      <text:p text:style-name="P1"><text:span text:style-name="T4">display</text:span>: <text:span text:style-name="T5">flex</text:span>;</text:p>
      <text:p text:style-name="P1"><text:span text:style-name="T4">align-items</text:span>: <text:span text:style-name="T5">center</text:span>;</text:p>
      <text:p text:style-name="P1"><text:span text:style-name="T4">font-size</text:span>: <text:span text:style-name="T6">12px</text:span>;</text:p>
      <text:p text:style-name="P1"><text:span text:style-name="T4">padding</text:span>: <text:span text:style-name="T6">3px</text:span> <text:span text:style-name="T6">10px</text:span>;</text:p>
      <text:p text:style-name="P1"><text:span text:style-name="T4">border</text:span>: <text:span text:style-name="T6">1px</text:span> <text:span text:style-name="T5">solid</text:span> <text:span text:style-name="T7">rgba</text:span>(<text:span text:style-name="T6">27</text:span>,<text:span text:style-name="T6">31</text:span>,<text:span text:style-name="T6">35</text:span>,<text:span text:style-name="T6">.2</text:span>);</text:p>
      <text:p text:style-name="P1"><text:span text:style-name="T4">border-radius</text:span>: <text:span text:style-name="T6">3px</text:span>;</text:p>
      <text:p text:style-name="P1"><text:span text:style-name="T4">background-image</text:span>: <text:span text:style-name="T7">linear-gradient</text:span>(<text:span text:style-name="T6">-180deg</text:span>,<text:span text:style-name="T5">#fafbfc</text:span>,<text:span text:style-name="T5">#eff3f6</text:span> <text:span text:style-name="T6">90%</text:span>);</text:p>
      <text:p text:style-name="P1"><text:span text:style-name="T4">margin-left</text:span>: <text:span text:style-name="T6">4px</text:span>;</text:p>
      <text:p text:style-name="P1"><text:span text:style-name="T4">font-weight</text:span>: <text:span text:style-name="T6">600</text:span>;</text:p>
      <text:p text:style-name="P1">}</text:p>
      <text:p text:style-name="P4"/>
      <text:p text:style-name="P1"><text:soft-page-break/><text:span text:style-name="T3">.github-star-badge:hover</text:span> {</text:p>
      <text:p text:style-name="P1"><text:span text:style-name="T4">background-image</text:span>: <text:span text:style-name="T7">linear-gradient</text:span>(<text:span text:style-name="T6">-180deg</text:span>,<text:span text:style-name="T5">#f0f3f6</text:span>,<text:span text:style-name="T5">#e6ebf1</text:span> <text:span text:style-name="T6">90%</text:span>);</text:p>
      <text:p text:style-name="P1"><text:span text:style-name="T4">border-color</text:span>: <text:span text:style-name="T7">rgba</text:span>(<text:span text:style-name="T6">27</text:span>,<text:span text:style-name="T6">31</text:span>,<text:span text:style-name="T6">35</text:span>,<text:span text:style-name="T6">.35</text:span>);</text:p>
      <text:p text:style-name="P1"><text:span text:style-name="T4">background-position</text:span>: <text:span text:style-name="T6">-.5em</text:span>;</text:p>
      <text:p text:style-name="P1">}</text:p>
      <text:p text:style-name="P4"/>
      <text:p text:style-name="P1"><text:span text:style-name="T3">.github-star-badge</text:span> <text:span text:style-name="T3">.material-icons</text:span> {</text:p>
      <text:p text:style-name="P1"><text:span text:style-name="T4">height</text:span>: <text:span text:style-name="T6">16px</text:span>;</text:p>
      <text:p text:style-name="P1"><text:span text:style-name="T4">width</text:span>: <text:span text:style-name="T6">16px</text:span>;</text:p>
      <text:p text:style-name="P1"><text:span text:style-name="T4">margin-right</text:span>: <text:span text:style-name="T6">4px</text:span>;</text:p>
      <text:p text:style-name="P1">}</text:p>
      <text:p text:style-name="P4"/>
      <text:p text:style-name="P1"><text:span text:style-name="T3">svg#clouds</text:span> {</text:p>
      <text:p text:style-name="P1"><text:span text:style-name="T4">position</text:span>: <text:span text:style-name="T5">fixed</text:span>;</text:p>
      <text:p text:style-name="P1"><text:span text:style-name="T4">bottom</text:span>: <text:span text:style-name="T6">-160px</text:span>;</text:p>
      <text:p text:style-name="P1"><text:span text:style-name="T4">left</text:span>: <text:span text:style-name="T6">-230px</text:span>;</text:p>
      <text:p text:style-name="P1"><text:span text:style-name="T4">z-index</text:span>: <text:span text:style-name="T6">-10</text:span>;</text:p>
      <text:p text:style-name="P1"><text:span text:style-name="T4">width</text:span>: <text:span text:style-name="T6">1920px</text:span>;</text:p>
      <text:p text:style-name="P1">}</text:p>
      <text:p text:style-name="P4"/>
      <text:p text:style-name="P2">/* Responsive Styles */</text:p>
      <text:p text:style-name="P1"><text:span text:style-name="T8">@media</text:span> <text:span text:style-name="T5">screen</text:span> and (<text:span text:style-name="T4">max-width</text:span>: <text:span text:style-name="T6">767px</text:span>) {</text:p>
      <text:p text:style-name="P1"><text:span text:style-name="T3">.card-container</text:span> &gt; <text:span text:style-name="T2">*</text:span><text:span text:style-name="T3">:not</text:span>(<text:span text:style-name="T3">.circle-link</text:span>) ,</text:p>
      <text:p text:style-name="P1"><text:span text:style-name="T3">.terminal</text:span> {</text:p>
      <text:p text:style-name="P1"><text:span text:style-name="T4">width</text:span>: <text:span text:style-name="T6">100%</text:span>;</text:p>
      <text:p text:style-name="P1">}</text:p>
      <text:p text:style-name="P4"/>
      <text:p text:style-name="P1"><text:span text:style-name="T3">.card:not</text:span>(<text:span text:style-name="T3">.highlight-card</text:span>) {</text:p>
      <text:p text:style-name="P1"><text:span text:style-name="T4">height</text:span>: <text:span text:style-name="T6">16px</text:span>;</text:p>
      <text:p text:style-name="P1"><text:span text:style-name="T4">margin</text:span>: <text:span text:style-name="T6">8px</text:span> <text:span text:style-name="T6">0</text:span>;</text:p>
      <text:p text:style-name="P1">}</text:p>
      <text:p text:style-name="P4"/>
      <text:p text:style-name="P1"><text:span text:style-name="T3">.card.highlight-card</text:span> <text:span text:style-name="T3">span</text:span> {</text:p>
      <text:p text:style-name="P1"><text:span text:style-name="T4">margin-left</text:span>: <text:span text:style-name="T6">72px</text:span>;</text:p>
      <text:p text:style-name="P1">}</text:p>
      <text:p text:style-name="P4"/>
      <text:p text:style-name="P1"><text:span text:style-name="T3">svg#rocket-smoke</text:span> {</text:p>
      <text:p text:style-name="P1"><text:span text:style-name="T4">right</text:span>: <text:span text:style-name="T6">120px</text:span>;</text:p>
      <text:p text:style-name="P1"><text:span text:style-name="T4">transform</text:span>: <text:span text:style-name="T7">rotate</text:span>(<text:span text:style-name="T6">-5deg</text:span>);</text:p>
      <text:p text:style-name="P1">}</text:p>
      <text:p text:style-name="P1">}</text:p>
      <text:p text:style-name="P4"/>
      <text:p text:style-name="P1"><text:span text:style-name="T8">@media</text:span> <text:span text:style-name="T5">screen</text:span> and (<text:span text:style-name="T4">max-width</text:span>: <text:span text:style-name="T6">575px</text:span>) {</text:p>
      <text:p text:style-name="P1"><text:span text:style-name="T3">svg#rocket-smoke</text:span> {</text:p>
      <text:p text:style-name="P1"><text:span text:style-name="T4">display</text:span>: <text:span text:style-name="T5">none</text:span>;</text:p>
      <text:p text:style-name="P1"><text:span text:style-name="T4">visibility</text:span>: <text:span text:style-name="T5">hidden</text:span>;</text:p>
      <text:p text:style-name="P1">}</text:p>
      <text:p text:style-name="P1">}</text:p>
      <text:p text:style-name="P1"><text:span text:style-name="T1">&lt;/</text:span><text:span text:style-name="T2">style</text:span><text:span text:style-name="T1">&gt;</text:span></text:p>
      <text:p text:style-name="P4"/>
      <text:p text:style-name="P2">&lt;!-- Toolbar --&gt;</text:p>
      <text:p text:style-name="P1"><text:soft-page-break/><text:span text:style-name="T1">&lt;</text:span><text:span text:style-name="T2">div</text:span> <text:span text:style-name="T4">class</text:span>=<text:span text:style-name="T5">"toolbar"</text:span> <text:span text:style-name="T4">role</text:span>=<text:span text:style-name="T5">"banner"</text:span><text:span text:style-name="T1">&gt;</text:span></text:p>
      <text:p text:style-name="P1"><text:span text:style-name="T1">&lt;</text:span><text:span text:style-name="T2">img</text:span></text:p>
      <text:p text:style-name="P1"><text:span text:style-name="T4">width</text:span>=<text:span text:style-name="T5">"40"</text:span></text:p>
      <text:p text:style-name="P1"><text:span text:style-name="T4">alt</text:span>=<text:span text:style-name="T5">"Angular Logo"</text:span></text:p>
      <text:p text:style-name="P1"><text:span text:style-name="T4">src</text:span>=<text:span text:style-name="T5">"data:image/svg+xml;base64,PHN2ZyB4bWxucz0iaHR0cDovL3d3dy53My5vcmcvMjAwMC9zdmciIHZpZXdCb3g9IjAgMCAyNTAgMjUwIj4KICAgIDxwYXRoIGZpbGw9IiNERDAwMzEiIGQ9Ik0xMjUgMzBMMzEuOSA2My4ybDE0LjIgMTIzLjFMMTI1IDIzMGw3OC45LTQzLjcgMTQuMi0xMjMuMXoiIC8+CiAgICA8cGF0aCBmaWxsPSIjQzMwMDJGIiBkPSJNMTI1IDMwdjIyLjItLjFWMjMwbDc4LjktNDMuNyAxNC4yLTEyMy4xTDEyNSAzMHoiIC8+CiAgICA8cGF0aCAgZmlsbD0iI0ZGRkZGRiIgZD0iTTEyNSA1Mi4xTDY2LjggMTgyLjZoMjEuN2wxMS43LTI5LjJoNDkuNGwxMS43IDI5LjJIMTgzTDEyNSA1Mi4xem0xNyA4My4zaC0zNGwxNy00MC45IDE3IDQwLjl6IiAvPgogIDwvc3ZnPg=="</text:span></text:p>
      <text:p text:style-name="P3">/&gt;</text:p>
      <text:p text:style-name="P1"><text:span text:style-name="T1">&lt;</text:span><text:span text:style-name="T2">span</text:span><text:span text:style-name="T1">&gt;</text:span>Welcome<text:span text:style-name="T1">&lt;/</text:span><text:span text:style-name="T2">span</text:span><text:span text:style-name="T1">&gt;</text:span></text:p>
      <text:p text:style-name="P1"><text:span text:style-name="T1">&lt;</text:span><text:span text:style-name="T2">div</text:span> <text:span text:style-name="T4">class</text:span>=<text:span text:style-name="T5">"spacer"</text:span><text:span text:style-name="T1">&gt;&lt;/</text:span><text:span text:style-name="T2">div</text:span><text:span text:style-name="T1">&gt;</text:span></text:p>
      <text:p text:style-name="P1"><text:span text:style-name="T1">&lt;</text:span><text:span text:style-name="T2">a</text:span> <text:span text:style-name="T4">aria-label</text:span>=<text:span text:style-name="T5">"Angular on twitter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twitter.com/angular"</text:span> <text:span text:style-name="T4">title</text:span>=<text:span text:style-name="T5">"Twitter"</text:span><text:span text:style-name="T1">&gt;</text:span></text:p>
      <text:p text:style-name="P1"><text:span text:style-name="T1">&lt;</text:span><text:span text:style-name="T2">svg</text:span> <text:span text:style-name="T4">id</text:span>=<text:span text:style-name="T5">"twitter-logo"</text:span> <text:span text:style-name="T4">height</text:span>=<text:span text:style-name="T5">"24"</text:span> <text:span text:style-name="T4">data-name</text:span>=<text:span text:style-name="T5">"Logo"</text:span> <text:span text:style-name="T4">xmlns</text:span>=<text:span text:style-name="T5">"http://www.w3.org/2000/svg"</text:span> <text:span text:style-name="T4">viewBox</text:span>=<text:span text:style-name="T5">"0 0 400 400"</text:span><text:span text:style-name="T1">&gt;</text:span></text:p>
      <text:p text:style-name="P1"><text:span text:style-name="T1">&lt;</text:span><text:span text:style-name="T2">rect</text:span> <text:span text:style-name="T4">width</text:span>=<text:span text:style-name="T5">"400"</text:span> <text:span text:style-name="T4">height</text:span>=<text:span text:style-name="T5">"400"</text:span> <text:span text:style-name="T4">fill</text:span>=<text:span text:style-name="T5">"none"</text:span><text:span text:style-name="T1">/&gt;</text:span></text:p>
      <text:p text:style-name="P1"><text:span text:style-name="T1">&lt;</text:span><text:span text:style-name="T2">path</text:span> <text:span text:style-name="T4">d</text:span>=<text:span text:style-name="T5">"M153.62,301.59c94.34,0,145.94-78.16,145.94-145.94,0-2.22,0-4.43-.15-6.63A104.36,104.36,0,0,0,325,122.47a102.38,102.38,0,0,1-29.46,8.07,51.47,51.47,0,0,0,22.55-28.37,102.79,102.79,0,0,1-32.57,12.45,51.34,51.34,0,0,0-87.41,46.78A145.62,145.62,0,0,1,92.4,107.81a51.33,51.33,0,0,0,15.88,68.47A50.91,50.91,0,0,1,85,169.86c0,.21,0,.43,0,.65a51.31,51.31,0,0,0,41.15,50.28,51.21,51.21,0,0,1-23.16.88,51.35,51.35,0,0,0,47.92,35.62,102.92,102.92,0,0,1-63.7,22A104.41,104.41,0,0,1,75,278.55a145.21,145.21,0,0,0,78.62,23"</text:span> <text:span text:style-name="T4">fill</text:span>=<text:span text:style-name="T5">"#fff"</text:span><text:span text:style-name="T1">/&gt;</text:span></text:p>
      <text:p text:style-name="P1"><text:span text:style-name="T1">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4">aria-label</text:span>=<text:span text:style-name="T5">"Angular on YouTube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youtube.com/angular"</text:span> <text:span text:style-name="T4">title</text:span>=<text:span text:style-name="T5">"YouTube"</text:span><text:span text:style-name="T1">&gt;</text:span></text:p>
      <text:p text:style-name="P1"><text:span text:style-name="T1">&lt;</text:span><text:span text:style-name="T2">svg</text:span> <text:span text:style-name="T4">id</text:span>=<text:span text:style-name="T5">"youtube-logo"</text:span> <text:span text:style-name="T4">height</text:span>=<text:span text:style-name="T5">"24"</text:span> <text:span text:style-name="T4">width</text:span>=<text:span text:style-name="T5">"24"</text:span> <text:span text:style-name="T4">data-name</text:span>=<text:span text:style-name="T5">"Logo"</text:span> <text:span text:style-name="T4">xmlns</text:span>=<text:span text:style-name="T5">"http://www.w3.org/2000/svg"</text:span> <text:span text:style-name="T4">viewBox</text:span>=<text:span text:style-name="T5">"0 0 24 24"</text:span> <text:span text:style-name="T4">fill</text:span>=<text:span text:style-name="T5">"#fff"</text:span><text:span text:style-name="T1">&gt;</text:span></text:p>
      <text:p text:style-name="P1"><text:span text:style-name="T1">&lt;</text:span><text:span text:style-name="T2">path</text:span> <text:span text:style-name="T4">d</text:span>=<text:span text:style-name="T5">"M0 0h24v24H0V0z"</text:span> <text:span text:style-name="T4">fill</text:span>=<text:span text:style-name="T5">"none"</text:span><text:span text:style-name="T1">/&gt;</text:span></text:p>
      <text:p text:style-name="P1"><text:span text:style-name="T1">&lt;</text:span><text:span text:style-name="T2">path</text:span> <text:span text:style-name="T4">d</text:span>=<text:span text:style-name="T5">"M21.58 7.19c-.23-.86-.91-1.54-1.77-1.77C18.25 5 12 5 12 5s-6.25 0-7.81.42c-.86.23-1.54.91-1.77 1.77C2 8.75 2 12 2 12s0 3.25.42 4.81c.23.86.91 1.54 1.77 1.77C5.75 19 12 19 12 19s6.25 0 7.81-.42c.86-.23 1.54-.91 1.77-1.77C22 15.25 22 12 22 12s0-3.25-.42-4.81zM10 15V9l5.2 3-5.2 3z"</text:span><text:span text:style-name="T1">/&gt;</text:span></text:p>
      <text:p text:style-name="P1"><text:span text:style-name="T1">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1"><text:span text:style-name="T1">&lt;</text:span><text:span text:style-name="T2">div</text:span> <text:span text:style-name="T4">class</text:span>=<text:span text:style-name="T5">"content"</text:span> <text:span text:style-name="T4">role</text:span>=<text:span text:style-name="T5">"main"</text:span><text:span text:style-name="T1">&gt;</text:span></text:p>
      <text:p text:style-name="P4"/>
      <text:p text:style-name="P2">&lt;!-- Highlight Card --&gt;</text:p>
      <text:p text:style-name="P1"><text:span text:style-name="T1">&lt;</text:span><text:span text:style-name="T2">div</text:span> <text:span text:style-name="T4">class</text:span>=<text:span text:style-name="T5">"card highlight-card card-small"</text:span><text:span text:style-name="T1">&gt;</text:span></text:p>
      <text:p text:style-name="P4"/>
      <text:p text:style-name="P1"><text:span text:style-name="T1">&lt;</text:span><text:span text:style-name="T2">svg</text:span> <text:span text:style-name="T4">id</text:span>=<text:span text:style-name="T5">"rocket"</text:span> <text:span text:style-name="T4">xmlns</text:span>=<text:span text:style-name="T5">"http://www.w3.org/2000/svg"</text:span> <text:span text:style-name="T4">width</text:span>=<text:span text:style-name="T5">"101.678"</text:span> <text:span text:style-name="T4">height</text:span>=<text:span text:style-name="T5">"101.678"</text:span> <text:span text:style-name="T4">viewBox</text:span>=<text:span text:style-name="T5">"0 0 101.678 101.678"</text:span><text:span text:style-name="T1">&gt;</text:span></text:p>
      <text:p text:style-name="P1"><text:span text:style-name="T1">&lt;</text:span><text:span text:style-name="T2">title</text:span><text:span text:style-name="T1">&gt;</text:span>Rocket Ship<text:span text:style-name="T1">&lt;/</text:span><text:span text:style-name="T2">title</text:span><text:span text:style-name="T1">&gt;</text:span></text:p>
      <text:p text:style-name="P1"><text:soft-page-break/><text:span text:style-name="T1">&lt;</text:span><text:span text:style-name="T2">g</text:span> <text:span text:style-name="T4">id</text:span>=<text:span text:style-name="T5">"Group_83"</text:span> <text:span text:style-name="T4">data-name</text:span>=<text:span text:style-name="T5">"Group 83"</text:span> <text:span text:style-name="T4">transform</text:span>=<text:span text:style-name="T5">"translate(-141 -696)"</text:span><text:span text:style-name="T1">&gt;</text:span></text:p>
      <text:p text:style-name="P1"><text:span text:style-name="T1">&lt;</text:span><text:span text:style-name="T2">circle</text:span> <text:span text:style-name="T4">id</text:span>=<text:span text:style-name="T5">"Ellipse_8"</text:span> <text:span text:style-name="T4">data-name</text:span>=<text:span text:style-name="T5">"Ellipse 8"</text:span> <text:span text:style-name="T4">cx</text:span>=<text:span text:style-name="T5">"50.839"</text:span> <text:span text:style-name="T4">cy</text:span>=<text:span text:style-name="T5">"50.839"</text:span> <text:span text:style-name="T4">r</text:span>=<text:span text:style-name="T5">"50.839"</text:span> <text:span text:style-name="T4">transform</text:span>=<text:span text:style-name="T5">"translate(141 696)"</text:span> <text:span text:style-name="T4">fill</text:span>=<text:span text:style-name="T5">"#dd0031"</text:span><text:span text:style-name="T1">/&gt;</text:span></text:p>
      <text:p text:style-name="P1"><text:span text:style-name="T1">&lt;</text:span><text:span text:style-name="T2">g</text:span> <text:span text:style-name="T4">id</text:span>=<text:span text:style-name="T5">"Group_47"</text:span> <text:span text:style-name="T4">data-name</text:span>=<text:span text:style-name="T5">"Group 47"</text:span> <text:span text:style-name="T4">transform</text:span>=<text:span text:style-name="T5">"translate(165.185 720.185)"</text:span><text:span text:style-name="T1">&gt;</text:span></text:p>
      <text:p text:style-name="P1"><text:span text:style-name="T1">&lt;</text:span><text:span text:style-name="T2">path</text:span> <text:span text:style-name="T4">id</text:span>=<text:span text:style-name="T5">"Path_33"</text:span> <text:span text:style-name="T4">data-name</text:span>=<text:span text:style-name="T5">"Path 33"</text:span> <text:span text:style-name="T4">d</text:span>=<text:span text:style-name="T5">"M3.4,42.615a3.084,3.084,0,0,0,3.553,3.553,21.419,21.419,0,0,0,12.215-6.107L9.511,30.4A21.419,21.419,0,0,0,3.4,42.615Z"</text:span> <text:span text:style-name="T4">transform</text:span>=<text:span text:style-name="T5">"translate(0.371 3.363)"</text:span> <text:span text:style-name="T4">fill</text:span>=<text:span text:style-name="T5">"#fff"</text:span><text:span text:style-name="T1">/&gt;</text:span></text:p>
      <text:p text:style-name="P1"><text:span text:style-name="T1">&lt;</text:span><text:span text:style-name="T2">path</text:span> <text:span text:style-name="T4">id</text:span>=<text:span text:style-name="T5">"Path_34"</text:span> <text:span text:style-name="T4">data-name</text:span>=<text:span text:style-name="T5">"Path 34"</text:span> <text:span text:style-name="T4">d</text:span>=<text:span text:style-name="T5">"M53.3,3.221A3.09,3.09,0,0,0,50.081,0,48.227,48.227,0,0,0,18.322,13.437c-6-1.666-14.991-1.221-18.322,7.218A33.892,33.892,0,0,1,9.439,25.1l-.333.666a3.013,3.013,0,0,0,.555,3.553L23.985,43.641a2.9,2.9,0,0,0,3.553.555l.666-.333A33.892,33.892,0,0,1,32.647,53.3c8.55-3.664,8.884-12.326,7.218-18.322A48.227,48.227,0,0,0,53.3,3.221ZM34.424,9.772a6.439,6.439,0,1,1,9.106,9.106,6.368,6.368,0,0,1-9.106,0A6.467,6.467,0,0,1,34.424,9.772Z"</text:span> <text:span text:style-name="T4">transform</text:span>=<text:span text:style-name="T5">"translate(0 0.005)"</text:span> <text:span text:style-name="T4">fill</text:span>=<text:span text:style-name="T5">"#fff"</text:span><text:span text:style-name="T1">/&gt;</text:span></text:p>
      <text:p text:style-name="P1"><text:span text:style-name="T1">&lt;/</text:span><text:span text:style-name="T2">g</text:span><text:span text:style-name="T1">&gt;</text:span></text:p>
      <text:p text:style-name="P1"><text:span text:style-name="T1">&lt;/</text:span><text:span text:style-name="T2">g</text:span><text:span text:style-name="T1">&gt;</text:span></text:p>
      <text:p text:style-name="P1"><text:span text:style-name="T1">&lt;/</text:span><text:span text:style-name="T2">svg</text:span><text:span text:style-name="T1">&gt;</text:span></text:p>
      <text:p text:style-name="P4"/>
      <text:p text:style-name="P1"><text:span text:style-name="T1">&lt;</text:span><text:span text:style-name="T2">span</text:span><text:span text:style-name="T1">&gt;</text:span>{{ title }} app is running!<text:span text:style-name="T1">&lt;/</text:span><text:span text:style-name="T2">span</text:span><text:span text:style-name="T1">&gt;</text:span></text:p>
      <text:p text:style-name="P4"/>
      <text:p text:style-name="P1"><text:span text:style-name="T1">&lt;</text:span><text:span text:style-name="T2">svg</text:span> <text:span text:style-name="T4">id</text:span>=<text:span text:style-name="T5">"rocket-smoke"</text:span> <text:span text:style-name="T4">xmlns</text:span>=<text:span text:style-name="T5">"http://www.w3.org/2000/svg"</text:span> <text:span text:style-name="T4">width</text:span>=<text:span text:style-name="T5">"516.119"</text:span> <text:span text:style-name="T4">height</text:span>=<text:span text:style-name="T5">"1083.632"</text:span> <text:span text:style-name="T4">viewBox</text:span>=<text:span text:style-name="T5">"0 0 516.119 1083.632"</text:span><text:span text:style-name="T1">&gt;</text:span></text:p>
      <text:p text:style-name="P1"><text:span text:style-name="T1">&lt;</text:span><text:span text:style-name="T2">title</text:span><text:span text:style-name="T1">&gt;</text:span>Rocket Ship Smoke<text:span text:style-name="T1">&lt;/</text:span><text:span text:style-name="T2">title</text:span><text:span text:style-name="T1">&gt;</text:span></text:p>
      <text:p text:style-name="P1"><text:span text:style-name="T1">&lt;</text:span><text:span text:style-name="T2">path</text:span> <text:span text:style-name="T4">id</text:span>=<text:span text:style-name="T5">"Path_40"</text:span> <text:span text:style-name="T4">data-name</text:span>=<text:span text:style-name="T5">"Path 40"</text:span> <text:span text:style-name="T4">d</text:span>=<text:span text:style-name="T5">"M644.6,141S143.02,215.537,147.049,870.207s342.774,201.755,342.774,201.755S404.659,847.213,388.815,762.2c-27.116-145.51-11.551-384.124,271.9-609.1C671.15,139.365,644.6,141,644.6,141Z"</text:span> <text:span text:style-name="T4">transform</text:span>=<text:span text:style-name="T5">"translate(-147.025 -140.939)"</text:span> <text:span text:style-name="T4">fill</text:span>=<text:span text:style-name="T5">"#f5f5f5"</text:span><text:span text:style-name="T1">/&gt;</text:span></text:p>
      <text:p text:style-name="P1"><text:span text:style-name="T1">&lt;/</text:span><text:span text:style-name="T2">svg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4"/>
      <text:p text:style-name="P2">&lt;!-- Resources --&gt;</text:p>
      <text:p text:style-name="P1"><text:span text:style-name="T1">&lt;</text:span><text:span text:style-name="T2">h2</text:span><text:span text:style-name="T1">&gt;</text:span>Resources<text:span text:style-name="T1">&lt;/</text:span><text:span text:style-name="T2">h2</text:span><text:span text:style-name="T1">&gt;</text:span></text:p>
      <text:p text:style-name="P1"><text:span text:style-name="T1">&lt;</text:span><text:span text:style-name="T2">p</text:span><text:span text:style-name="T1">&gt;</text:span>Here are some links to help you get started:<text:span text:style-name="T1">&lt;/</text:span><text:span text:style-name="T2">p</text:span><text:span text:style-name="T1">&gt;</text:span></text:p>
      <text:p text:style-name="P4"/>
      <text:p text:style-name="P1"><text:span text:style-name="T1">&lt;</text:span><text:span text:style-name="T2">div</text:span> <text:span text:style-name="T4">class</text:span>=<text:span text:style-name="T5">"card-container"</text:span><text:span text:style-name="T1">&gt;</text:span></text:p>
      <text:p text:style-name="P1"><text:span text:style-name="T1">&lt;</text:span><text:span text:style-name="T2">a</text:span> <text:span text:style-name="T4">class</text:span>=<text:span text:style-name="T5">"card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angular.io/tutorial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5 13.18v4L12 21l7-3.82v-4L12 17l-7-3.82zM12 3L1 9l11 6 9-4.91V17h2V9L12 3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Learn Angular<text:span text:style-name="T1">&lt;/</text:span><text:span text:style-name="T2">span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0 6L8.59 7.41 13.17 12l-4.58 4.59L10 18l6-6z"</text:span><text:span text:style-name="T1">/&gt;&lt;/</text:span><text:span text:style-name="T2">svg</text:span><text:span text:style-name="T1">&gt;</text:span> <text:span text:style-name="T1">&lt;/</text:span><text:span text:style-name="T2">a</text:span><text:span text:style-name="T1">&gt;</text:span></text:p>
      <text:p text:style-name="P4"/>
      <text:p text:style-name="P1"><text:span text:style-name="T1">&lt;</text:span><text:span text:style-name="T2">a</text:span> <text:span text:style-name="T4">class</text:span>=<text:span text:style-name="T5">"card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angular.io/cli"</text:span><text:span text:style-name="T1">&gt;</text:span></text:p>
      <text:p text:style-name="P1"><text:soft-page-break/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9.4 16.6L4.8 12l4.6-4.6L8 6l-6 6 6 6 1.4-1.4zm5.2 0l4.6-4.6-4.6-4.6L16 6l6 6-6 6-1.4-1.4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CLI Documentation<text:span text:style-name="T1">&lt;/</text:span><text:span text:style-name="T2">span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0 6L8.59 7.41 13.17 12l-4.58 4.59L10 18l6-6z"</text:span><text:span text:style-name="T1">/&gt;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4"/>
      <text:p text:style-name="P1"><text:span text:style-name="T1">&lt;</text:span><text:span text:style-name="T2">a</text:span> <text:span text:style-name="T4">class</text:span>=<text:span text:style-name="T5">"card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material.angular.io"</text:span><text:span text:style-name="T1">&gt;</text:span></text:p>
      <text:p text:style-name="P1"><text:span text:style-name="T1">&lt;</text:span><text:span text:style-name="T2">svg</text:span> <text:span text:style-name="T4">xmlns</text:span>=<text:span text:style-name="T5">"http://www.w3.org/2000/svg"</text:span> <text:span text:style-name="T4">style</text:span>=<text:span text:style-name="T5">"margin-right: 8px"</text:span> <text:span text:style-name="T4">width</text:span>=<text:span text:style-name="T5">"21.813"</text:span> <text:span text:style-name="T4">height</text:span>=<text:span text:style-name="T5">"23.453"</text:span> <text:span text:style-name="T4">viewBox</text:span>=<text:span text:style-name="T5">"0 0 21.813 23.453"</text:span><text:span text:style-name="T1">&gt;&lt;</text:span><text:span text:style-name="T2">path</text:span> <text:span text:style-name="T4">d</text:span>=<text:span text:style-name="T5">"M4099.584,972.736h0l-10.882,3.9,1.637,14.4,9.245,5.153,9.245-5.153,1.686-14.4Z"</text:span> <text:span text:style-name="T4">transform</text:span>=<text:span text:style-name="T5">"translate(-4088.702 -972.736)"</text:span> <text:span text:style-name="T4">fill</text:span>=<text:span text:style-name="T5">"#808080"</text:span><text:span text:style-name="T1">/&gt;&lt;</text:span><text:span text:style-name="T2">path</text:span> <text:span text:style-name="T4">d</text:span>=<text:span text:style-name="T5">"M4181.516,972.736v23.453l9.245-5.153,1.686-14.4Z"</text:span> <text:span text:style-name="T4">transform</text:span>=<text:span text:style-name="T5">"translate(-4170.633 -972.736)"</text:span> <text:span text:style-name="T4">fill</text:span>=<text:span text:style-name="T5">"#808080"</text:span><text:span text:style-name="T1">/&gt;&lt;</text:span><text:span text:style-name="T2">path</text:span> <text:span text:style-name="T4">d</text:span>=<text:span text:style-name="T5">"M4137.529,1076.127l-7.7-3.723,4.417-2.721,7.753,3.723Z"</text:span> <text:span text:style-name="T4">transform</text:span>=<text:span text:style-name="T5">"translate(-4125.003 -1058.315)"</text:span> <text:span text:style-name="T4">fill</text:span>=<text:span text:style-name="T5">"#ffe0b2"</text:span><text:span text:style-name="T1">/&gt;&lt;</text:span><text:span text:style-name="T2">path</text:span> <text:span text:style-name="T4">d</text:span>=<text:span text:style-name="T5">"M4137.529,1051.705l-7.7-3.723,4.417-2.721,7.753,3.723Z"</text:span> <text:span text:style-name="T4">transform</text:span>=<text:span text:style-name="T5">"translate(-4125.003 -1036.757)"</text:span> <text:span text:style-name="T4">fill</text:span>=<text:span text:style-name="T5">"#fff3e0"</text:span><text:span text:style-name="T1">/&gt;&lt;</text:span><text:span text:style-name="T2">path</text:span> <text:span text:style-name="T4">d</text:span>=<text:span text:style-name="T5">"M4137.529,1027.283l-7.7-3.723,4.417-2.721,7.753,3.723Z"</text:span> <text:span text:style-name="T4">transform</text:span>=<text:span text:style-name="T5">"translate(-4125.003 -1015.199)"</text:span> <text:span text:style-name="T4">fill</text:span>=<text:span text:style-name="T5">"#fff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Angular Material<text:span text:style-name="T1">&lt;/</text:span><text:span text:style-name="T2">span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0 6L8.59 7.41 13.17 12l-4.58 4.59L10 18l6-6z"</text:span><text:span text:style-name="T1">/&gt;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4"/>
      <text:p text:style-name="P1"><text:span text:style-name="T1">&lt;</text:span><text:span text:style-name="T2">a</text:span> <text:span text:style-name="T4">class</text:span>=<text:span text:style-name="T5">"card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blog.angular.io/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3.5.67s.74 2.65.74 4.8c0 2.06-1.35 3.73-3.41 3.73-2.07 0-3.63-1.67-3.63-3.73l.03-.36C5.21 7.51 4 10.62 4 14c0 4.42 3.58 8 8 8s8-3.58 8-8C20 8.61 17.41 3.8 13.5.67zM11.71 19c-1.78 0-3.22-1.4-3.22-3.14 0-1.62 1.05-2.76 2.81-3.12 1.77-.36 3.6-1.21 4.62-2.58.39 1.29.59 2.65.59 4.04 0 2.65-2.15 4.8-4.8 4.8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Angular Blog<text:span text:style-name="T1">&lt;/</text:span><text:span text:style-name="T2">span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0 6L8.59 7.41 13.17 12l-4.58 4.59L10 18l6-6z"</text:span><text:span text:style-name="T1">/&gt;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4"/>
      <text:p text:style-name="P1"><text:span text:style-name="T1">&lt;</text:span><text:span text:style-name="T2">a</text:span> <text:span text:style-name="T4">class</text:span>=<text:span text:style-name="T5">"card"</text:span> <text:span text:style-name="T4">target</text:span>=<text:span text:style-name="T5">"_blank"</text:span> <text:span text:style-name="T4">rel</text:span>=<text:span text:style-name="T5">"noopener"</text:span> <text:span text:style-name="T4">href</text:span>=<text:span text:style-name="T5">"https://angular.io/devtools/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enable-background</text:span>=<text:span text:style-name="T5">"new 0 0 24 24"</text:span> <text:span text:style-name="T4">height</text:span>=<text:span text:style-name="T5">"24px"</text:span> <text:span text:style-name="T4">viewBox</text:span>=<text:span text:style-name="T5">"0 0 24 24"</text:span> <text:span text:style-name="T4">width</text:span>=<text:span text:style-name="T5">"24px"</text:span> <text:span text:style-name="T4">fill</text:span>=<text:span text:style-name="T5">"#000000"</text:span><text:span text:style-name="T1">&gt;&lt;</text:span><text:span text:style-name="T2">g</text:span><text:span text:style-name="T1">&gt;&lt;</text:span><text:span text:style-name="T2">rect</text:span> <text:span text:style-name="T4">fill</text:span>=<text:span text:style-name="T5">"none"</text:span> <text:span text:style-name="T4">height</text:span>=<text:span text:style-name="T5">"24"</text:span> <text:span text:style-name="T4">width</text:span>=<text:span text:style-name="T5">"24"</text:span><text:span text:style-name="T1">/&gt;&lt;/</text:span><text:span text:style-name="T2">g</text:span><text:span text:style-name="T1">&gt;&lt;</text:span><text:span text:style-name="T2">g</text:span><text:span text:style-name="T1">&gt;&lt;</text:span><text:span text:style-name="T2">g</text:span><text:span text:style-name="T1">&gt;&lt;</text:span><text:span text:style-name="T2">path</text:span> <text:span text:style-name="T4">d</text:span>=<text:span text:style-name="T5">"M14.73,13.31C15.52,12.24,16,10.93,16,9.5C16,5.91,13.09,3,9.5,3S3,5.91,3,9.5C3,13.09,5.91,16,9.5,16 c1.43,0,2.74-0.48,3.81-1.27L19.59,21L21,19.59L14.73,13.31z M9.5,14C7.01,14,5,11.99,5,9.5S7.01,5,9.5,5S14,7.01,14,9.5 S11.99,14,9.5,14z"</text:span><text:span text:style-name="T1">/&gt;&lt;</text:span><text:span text:style-name="T2">polygon</text:span> <text:span text:style-name="T4">points</text:span>=<text:span text:style-name="T5">"10.29,8.44 9.5,6 8.71,8.44 6.25,8.44 8.26,10.03 7.49,12.5 9.5,10.97 11.51,12.5 10.74,10.03 12.75,8.44"</text:span><text:span text:style-name="T1">/&gt;&lt;/</text:span><text:span text:style-name="T2">g</text:span><text:span text:style-name="T1">&gt;&lt;/</text:span><text:span text:style-name="T2">g</text:span><text:span text:style-name="T1">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Angular DevTools<text:span text:style-name="T1">&lt;/</text:span><text:span text:style-name="T2">span</text:span><text:span text:style-name="T1">&gt;</text:span></text:p>
      <text:p text:style-name="P1"><text:soft-page-break/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0 6L8.59 7.41 13.17 12l-4.58 4.59L10 18l6-6z"</text:span><text:span text:style-name="T1">/&gt;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4"/>
      <text:p text:style-name="P2">&lt;!-- Next Steps --&gt;</text:p>
      <text:p text:style-name="P1"><text:span text:style-name="T1">&lt;</text:span><text:span text:style-name="T2">h2</text:span><text:span text:style-name="T1">&gt;</text:span>Next Steps<text:span text:style-name="T1">&lt;/</text:span><text:span text:style-name="T2">h2</text:span><text:span text:style-name="T1">&gt;</text:span></text:p>
      <text:p text:style-name="P1"><text:span text:style-name="T1">&lt;</text:span><text:span text:style-name="T2">p</text:span><text:span text:style-name="T1">&gt;</text:span>What do you want to do next with your app?<text:span text:style-name="T1">&lt;/</text:span><text:span text:style-name="T2">p</text:span><text:span text:style-name="T1">&gt;</text:span></text:p>
      <text:p text:style-name="P4"/>
      <text:p text:style-name="P1"><text:span text:style-name="T1">&lt;</text:span><text:span text:style-name="T2">input</text:span> <text:span text:style-name="T4">type</text:span>=<text:span text:style-name="T5">"hidden"</text:span> <text:span text:style-name="T4">#selection</text:span><text:span text:style-name="T1">&gt;</text:span></text:p>
      <text:p text:style-name="P4"/>
      <text:p text:style-name="P1"><text:span text:style-name="T1">&lt;</text:span><text:span text:style-name="T2">div</text:span> <text:span text:style-name="T4">class</text:span>=<text:span text:style-name="T5">"card-container"</text:span><text:span text:style-name="T1">&gt;</text:span></text:p>
      <text:p text:style-name="P1"><text:span text:style-name="T1">&lt;</text:span><text:span text:style-name="T2">button</text:span> <text:span text:style-name="T4">class</text:span>=<text:span text:style-name="T5">"card card-small"</text:span> <text:span text:style-name="T4">(click)</text:span>=<text:span text:style-name="T5">"selection.value = 'component'"</text:span> <text:span text:style-name="T4">tabindex</text:span>=<text:span text:style-name="T5">"0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9 13h-6v6h-2v-6H5v-2h6V5h2v6h6v2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New Component<text:span text:style-name="T1">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4"/>
      <text:p text:style-name="P1"><text:span text:style-name="T1">&lt;</text:span><text:span text:style-name="T2">button</text:span> <text:span text:style-name="T4">class</text:span>=<text:span text:style-name="T5">"card card-small"</text:span> <text:span text:style-name="T4">(click)</text:span>=<text:span text:style-name="T5">"selection.value = 'material'"</text:span> <text:span text:style-name="T4">tabindex</text:span>=<text:span text:style-name="T5">"0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9 13h-6v6h-2v-6H5v-2h6V5h2v6h6v2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Angular Material<text:span text:style-name="T1">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4"/>
      <text:p text:style-name="P1"><text:span text:style-name="T1">&lt;</text:span><text:span text:style-name="T2">button</text:span> <text:span text:style-name="T4">class</text:span>=<text:span text:style-name="T5">"card card-small"</text:span> <text:span text:style-name="T4">(click)</text:span>=<text:span text:style-name="T5">"selection.value = 'pwa'"</text:span> <text:span text:style-name="T4">tabindex</text:span>=<text:span text:style-name="T5">"0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9 13h-6v6h-2v-6H5v-2h6V5h2v6h6v2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Add PWA Support<text:span text:style-name="T1">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4"/>
      <text:p text:style-name="P1"><text:span text:style-name="T1">&lt;</text:span><text:span text:style-name="T2">button</text:span> <text:span text:style-name="T4">class</text:span>=<text:span text:style-name="T5">"card card-small"</text:span> <text:span text:style-name="T4">(click)</text:span>=<text:span text:style-name="T5">"selection.value = 'dependency'"</text:span> <text:span text:style-name="T4">tabindex</text:span>=<text:span text:style-name="T5">"0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9 13h-6v6h-2v-6H5v-2h6V5h2v6h6v2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Add Dependency<text:span text:style-name="T1">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4"/>
      <text:p text:style-name="P1"><text:span text:style-name="T1">&lt;</text:span><text:span text:style-name="T2">button</text:span> <text:span text:style-name="T4">class</text:span>=<text:span text:style-name="T5">"card card-small"</text:span> <text:span text:style-name="T4">(click)</text:span>=<text:span text:style-name="T5">"selection.value = 'test'"</text:span> <text:span text:style-name="T4">tabindex</text:span>=<text:span text:style-name="T5">"0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9 13h-6v6h-2v-6H5v-2h6V5h2v6h6v2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Run and Watch Tests<text:span text:style-name="T1">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4"/>
      <text:p text:style-name="P1"><text:span text:style-name="T1">&lt;</text:span><text:span text:style-name="T2">button</text:span> <text:span text:style-name="T4">class</text:span>=<text:span text:style-name="T5">"card card-small"</text:span> <text:span text:style-name="T4">(click)</text:span>=<text:span text:style-name="T5">"selection.value = 'build'"</text:span> <text:span text:style-name="T4">tabindex</text:span>=<text:span text:style-name="T5">"0"</text:span><text:span text:style-name="T1">&gt;</text:span></text:p>
      <text:p text:style-name="P1"><text:soft-page-break/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9 13h-6v6h-2v-6H5v-2h6V5h2v6h6v2z"</text:span><text:span text:style-name="T1">/&gt;&lt;/</text:span><text:span text:style-name="T2">svg</text:span><text:span text:style-name="T1">&gt;</text:span></text:p>
      <text:p text:style-name="P1"><text:span text:style-name="T1">&lt;</text:span><text:span text:style-name="T2">span</text:span><text:span text:style-name="T1">&gt;</text:span>Build for Production<text:span text:style-name="T1">&lt;/</text:span><text:span text:style-name="T2">span</text:span><text:span text:style-name="T1">&gt;</text:span></text:p>
      <text:p text:style-name="P1"><text:span text:style-name="T1">&lt;/</text:span><text:span text:style-name="T2">button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Terminal --&gt;</text:p>
      <text:p text:style-name="P1"><text:span text:style-name="T1">&lt;</text:span><text:span text:style-name="T2">div</text:span> <text:span text:style-name="T4">class</text:span>=<text:span text:style-name="T5">"terminal"</text:span> <text:span text:style-name="T4">[ngSwitch]</text:span>=<text:span text:style-name="T5">"selection.value"</text:span><text:span text:style-name="T1">&gt;</text:span></text:p>
      <text:p text:style-name="P1"><text:span text:style-name="T1">&lt;</text:span><text:span text:style-name="T2">pre</text:span> <text:span text:style-name="T4">*ngSwitchDefault</text:span><text:span text:style-name="T1">&gt;</text:span>ng generate component xyz<text:span text:style-name="T1">&lt;/</text:span><text:span text:style-name="T2">pre</text:span><text:span text:style-name="T1">&gt;</text:span></text:p>
      <text:p text:style-name="P1"><text:span text:style-name="T1">&lt;</text:span><text:span text:style-name="T2">pre</text:span> <text:span text:style-name="T4">*ngSwitchCase</text:span>=<text:span text:style-name="T5">"'material'"</text:span><text:span text:style-name="T1">&gt;</text:span>ng add @angular/material<text:span text:style-name="T1">&lt;/</text:span><text:span text:style-name="T2">pre</text:span><text:span text:style-name="T1">&gt;</text:span></text:p>
      <text:p text:style-name="P1"><text:span text:style-name="T1">&lt;</text:span><text:span text:style-name="T2">pre</text:span> <text:span text:style-name="T4">*ngSwitchCase</text:span>=<text:span text:style-name="T5">"'pwa'"</text:span><text:span text:style-name="T1">&gt;</text:span>ng add @angular/pwa<text:span text:style-name="T1">&lt;/</text:span><text:span text:style-name="T2">pre</text:span><text:span text:style-name="T1">&gt;</text:span></text:p>
      <text:p text:style-name="P1"><text:span text:style-name="T1">&lt;</text:span><text:span text:style-name="T2">pre</text:span> <text:span text:style-name="T4">*ngSwitchCase</text:span>=<text:span text:style-name="T5">"'dependency'"</text:span><text:span text:style-name="T1">&gt;</text:span>ng add _____<text:span text:style-name="T1">&lt;/</text:span><text:span text:style-name="T2">pre</text:span><text:span text:style-name="T1">&gt;</text:span></text:p>
      <text:p text:style-name="P1"><text:span text:style-name="T1">&lt;</text:span><text:span text:style-name="T2">pre</text:span> <text:span text:style-name="T4">*ngSwitchCase</text:span>=<text:span text:style-name="T5">"'test'"</text:span><text:span text:style-name="T1">&gt;</text:span>ng test<text:span text:style-name="T1">&lt;/</text:span><text:span text:style-name="T2">pre</text:span><text:span text:style-name="T1">&gt;</text:span></text:p>
      <text:p text:style-name="P1"><text:span text:style-name="T1">&lt;</text:span><text:span text:style-name="T2">pre</text:span> <text:span text:style-name="T4">*ngSwitchCase</text:span>=<text:span text:style-name="T5">"'build'"</text:span><text:span text:style-name="T1">&gt;</text:span>ng build<text:span text:style-name="T1">&lt;/</text:span><text:span text:style-name="T2">pr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Links --&gt;</text:p>
      <text:p text:style-name="P1"><text:span text:style-name="T1">&lt;</text:span><text:span text:style-name="T2">div</text:span> <text:span text:style-name="T4">class</text:span>=<text:span text:style-name="T5">"card-container"</text:span><text:span text:style-name="T1">&gt;</text:span></text:p>
      <text:p text:style-name="P1"><text:span text:style-name="T1">&lt;</text:span><text:span text:style-name="T2">a</text:span> <text:span text:style-name="T4">class</text:span>=<text:span text:style-name="T5">"circle-link"</text:span> <text:span text:style-name="T4">title</text:span>=<text:span text:style-name="T5">"Find a Local Meetup"</text:span> <text:span text:style-name="T4">href</text:span>=<text:span text:style-name="T5">"https://www.meetup.com/find/?keywords=angular"</text:span> <text:span text:style-name="T4">target</text:span>=<text:span text:style-name="T5">"_blank"</text:span> <text:span text:style-name="T4">rel</text:span>=<text:span text:style-name="T5">"noopener"</text:span><text:span text:style-name="T1">&gt;</text:span></text:p>
      <text:p text:style-name="P1"><text:span text:style-name="T1">&lt;</text:span><text:span text:style-name="T2">svg</text:span> <text:span text:style-name="T4">xmlns</text:span>=<text:span text:style-name="T5">"http://www.w3.org/2000/svg"</text:span> <text:span text:style-name="T4">width</text:span>=<text:span text:style-name="T5">"24.607"</text:span> <text:span text:style-name="T4">height</text:span>=<text:span text:style-name="T5">"23.447"</text:span> <text:span text:style-name="T4">viewBox</text:span>=<text:span text:style-name="T5">"0 0 24.607 23.447"</text:span><text:span text:style-name="T1">&gt;</text:span></text:p>
      <text:p text:style-name="P1"><text:span text:style-name="T1">&lt;</text:span><text:span text:style-name="T2">title</text:span><text:span text:style-name="T1">&gt;</text:span>Meetup Logo<text:span text:style-name="T1">&lt;/</text:span><text:span text:style-name="T2">title</text:span><text:span text:style-name="T1">&gt;</text:span></text:p>
      <text:p text:style-name="P1"><text:span text:style-name="T1">&lt;</text:span><text:span text:style-name="T2">path</text:span> <text:span text:style-name="T4">id</text:span>=<text:span text:style-name="T5">"logo--mSwarm"</text:span> <text:span text:style-name="T4">d</text:span>=<text:span text:style-name="T5">"M21.221,14.95A4.393,4.393,0,0,1,17.6,19.281a4.452,4.452,0,0,1-.8.069c-.09,0-.125.035-.154.117a2.939,2.939,0,0,1-2.506,2.091,2.868,2.868,0,0,1-2.248-.624.168.168,0,0,0-.245-.005,3.926,3.926,0,0,1-2.589.741,4.015,4.015,0,0,1-3.7-3.347,2.7,2.7,0,0,1-.043-.38c0-.106-.042-.146-.143-.166a3.524,3.524,0,0,1-1.516-.69A3.623,3.623,0,0,1,2.23,14.557a3.66,3.66,0,0,1,1.077-3.085.138.138,0,0,0,.026-.2,3.348,3.348,0,0,1-.451-1.821,3.46,3.46,0,0,1,2.749-3.28.44.44,0,0,0,.355-.281,5.072,5.072,0,0,1,3.863-3,5.028,5.028,0,0,1,3.555.666.31.31,0,0,0,.271.03A4.5,4.5,0,0,1,18.3,4.7a4.4,4.4,0,0,1,1.334,2.751,3.658,3.658,0,0,1,.022.706.131.131,0,0,0,.1.157,2.432,2.432,0,0,1,1.574,1.645,2.464,2.464,0,0,1-.7,2.616c-.065.064-.051.1-.014.166A4.321,4.321,0,0,1,21.221,14.95ZM13.4,14.607a2.09,2.09,0,0,0,1.409,1.982,4.7,4.7,0,0,0,1.275.221,1.807,1.807,0,0,0,.9-.151.542.542,0,0,0,.321-.545.558.558,0,0,0-.359-.534,1.2,1.2,0,0,0-.254-.078c-.262-.047-.526-.086-.787-.138a.674.674,0,0,1-.617-.75,3.394,3.394,0,0,1,.218-1.109c.217-.658.509-1.286.79-1.918a15.609,15.609,0,0,0,.745-1.86,1.95,1.95,0,0,0,.06-1.073,1.286,1.286,0,0,0-1.051-1.033,1.977,1.977,0,0,0-1.521.2.339.339,0,0,1-.446-.042c-.1-.092-.2-.189-.307-.284a1.214,1.214,0,0,0-1.643-.061,7.563,7.563,0,0,1-.614.512A.588.588,0,0,1,10.883,8c-.215-.115-.437-.215-.659-.316a2.153,2.153,0,0,0-.695-.248A2.091,2.091,0,0,0,7.541,8.562a9.915,9.915,0,0,0-.405.986c-.559,1.545-1.015,3.123-1.487,4.7a1.528,1.528,0,0,0,.634,1.777,1.755,1.755,0,0,0,1.5.211,1.35,1.35,0,0,0,.824-.858c.543-1.281,1.032-2.584,1.55-3.875.142-.355.28-.712.432-1.064a.548.548,0,0,1,.851-.24.622.622,0,0,1,.185.539,2.161,2.161,0,0,1-.181.621c-.337.852-.68,1.7-1.018,2.552a2.564,2.564,0,0,0-.173.528.624.624,0,0,0,.333.71,1.073,1.073,0,0,0,.814.034,1.22,1.22,0,0,0,.657-.655q.758-1.488,1.511-2.978.35-.687.709-1.37a1.073,1.073,0,0,1,.357-.434.43.43,0,0,1,.463-.016.373.373,0,0,1,.153.387.7.7,0,0,1-.</text:span><text:soft-page-break/><text:span text:style-name="T5">057.236c-.065.157-.127.316-.2.469-.42.883-.846,1.763-1.262,2.648A2.463,2.463,0,0,0,13.4,14.607Zm5.888,6.508a1.09,1.09,0,0,0-2.179.006,1.09,1.09,0,0,0,2.179-.006ZM1.028,12.139a1.038,1.038,0,1,0,.01-2.075,1.038,1.038,0,0,0-.01,2.075ZM13.782.528a1.027,1.027,0,1,0-.011,2.055A1.027,1.027,0,0,0,13.782.528ZM22.21,6.95a.882.882,0,0,0-1.763.011A.882.882,0,0,0,22.21,6.95ZM4.153,4.439a.785.785,0,1,0,.787-.78A.766.766,0,0,0,4.153,4.439Zm8.221,18.22a.676.676,0,1,0-.677.666A.671.671,0,0,0,12.374,22.658ZM22.872,12.2a.674.674,0,0,0-.665.665.656.656,0,0,0,.655.643.634.634,0,0,0,.655-.644A.654.654,0,0,0,22.872,12.2ZM7.171-.123A.546.546,0,0,0,6.613.43a.553.553,0,1,0,1.106,0A.539.539,0,0,0,7.171-.123ZM24.119,9.234a.507.507,0,0,0-.493.488.494.494,0,0,0,.494.494.48.48,0,0,0,.487-.483A.491.491,0,0,0,24.119,9.234Zm-19.454,9.7a.5.5,0,0,0-.488-.488.491.491,0,0,0-.487.5.483.483,0,0,0,.491.479A.49.49,0,0,0,4.665,18.936Z"</text:span> <text:span text:style-name="T4">transform</text:span>=<text:span text:style-name="T5">"translate(0 0.123)"</text:span> <text:span text:style-name="T4">fill</text:span>=<text:span text:style-name="T5">"#f64060"</text:span><text:span text:style-name="T1">/&gt;</text:span></text:p>
      <text:p text:style-name="P1"><text:span text:style-name="T1">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4"/>
      <text:p text:style-name="P1"><text:span text:style-name="T1">&lt;</text:span><text:span text:style-name="T2">a</text:span> <text:span text:style-name="T4">class</text:span>=<text:span text:style-name="T5">"circle-link"</text:span> <text:span text:style-name="T4">title</text:span>=<text:span text:style-name="T5">"Join the Conversation on Discord"</text:span> <text:span text:style-name="T4">href</text:span>=<text:span text:style-name="T5">"https://discord.gg/angular"</text:span> <text:span text:style-name="T4">target</text:span>=<text:span text:style-name="T5">"_blank"</text:span> <text:span text:style-name="T4">rel</text:span>=<text:span text:style-name="T5">"noopener"</text:span><text:span text:style-name="T1">&gt;</text:span></text:p>
      <text:p text:style-name="P1"><text:span text:style-name="T1">&lt;</text:span><text:span text:style-name="T2">svg</text:span> <text:span text:style-name="T4">xmlns</text:span>=<text:span text:style-name="T5">"http://www.w3.org/2000/svg"</text:span> <text:span text:style-name="T4">width</text:span>=<text:span text:style-name="T5">"26"</text:span> <text:span text:style-name="T4">height</text:span>=<text:span text:style-name="T5">"26"</text:span> <text:span text:style-name="T4">viewBox</text:span>=<text:span text:style-name="T5">"0 0 245 240"</text:span><text:span text:style-name="T1">&gt;</text:span></text:p>
      <text:p text:style-name="P1"><text:span text:style-name="T1">&lt;</text:span><text:span text:style-name="T2">title</text:span><text:span text:style-name="T1">&gt;</text:span>Discord Logo<text:span text:style-name="T1">&lt;/</text:span><text:span text:style-name="T2">title</text:span><text:span text:style-name="T1">&gt;</text:span></text:p>
      <text:p text:style-name="P1"><text:span text:style-name="T1">&lt;</text:span><text:span text:style-name="T2">path</text:span> <text:span text:style-name="T4">d</text:span>=<text:span text:style-name="T5">"M104.4 103.9c-5.7 0-10.2 5-10.2 11.1s4.6 11.1 10.2 11.1c5.7 0 10.2-5 10.2-11.1.1-6.1-4.5-11.1-10.2-11.1zM140.9 103.9c-5.7 0-10.2 5-10.2 11.1s4.6 11.1 10.2 11.1c5.7 0 10.2-5 10.2-11.1s-4.5-11.1-10.2-11.1z"</text:span><text:span text:style-name="T1">/&gt;</text:span></text:p>
      <text:p text:style-name="P1"><text:span text:style-name="T1">&lt;</text:span><text:span text:style-name="T2">path</text:span> <text:span text:style-name="T4">d</text:span>=<text:span text:style-name="T5">"M189.5 20h-134C44.2 20 35 29.2 35 40.6v135.2c0 11.4 9.2 20.6 20.5 20.6h113.4l-5.3-18.5 12.8 11.9 12.1 11.2 21.5 19V40.6c0-11.4-9.2-20.6-20.5-20.6zm-38.6 130.6s-3.6-4.3-6.6-8.1c13.1-3.7 18.1-11.9 18.1-11.9-4.1 2.7-8 4.6-11.5 5.9-5 2.1-9.8 3.5-14.5 4.3-9.6 1.8-18.4 1.3-25.9-.1-5.7-1.1-10.6-2.7-14.7-4.3-2.3-.9-4.8-2-7.3-3.4-.3-.2-.6-.3-.9-.5-.2-.1-.3-.2-.4-.3-1.8-1-2.8-1.7-2.8-1.7s4.8 8 17.5 11.8c-3 3.8-6.7 8.3-6.7 8.3-22.1-.7-30.5-15.2-30.5-15.2 0-32.2 14.4-58.3 14.4-58.3 14.4-10.8 28.1-10.5 28.1-10.5l1 1.2c-18 5.2-26.3 13.1-26.3 13.1s2.2-1.2 5.9-2.9c10.7-4.7 19.2-6 22.7-6.3.6-.1 1.1-.2 1.7-.2 6.1-.8 13-1 20.2-.2 9.5 1.1 19.7 3.9 30.1 9.6 0 0-7.9-7.5-24.9-12.7l1.4-1.6s13.7-.3 28.1 10.5c0 0 14.4 26.1 14.4 58.3 0 0-8.5 14.5-30.6 15.2z"</text:span><text:span text:style-name="T1">/&gt;</text:span></text:p>
      <text:p text:style-name="P1"><text:span text:style-name="T1">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4"/>
      <text:p text:style-name="P2">&lt;!-- Footer --&gt;</text:p>
      <text:p text:style-name="P1"><text:span text:style-name="T1">&lt;</text:span><text:span text:style-name="T2">footer</text:span><text:span text:style-name="T1">&gt;</text:span></text:p>
      <text:p text:style-name="P1">Love Angular?<text:span text:style-name="T2">&amp;nbsp;</text:span></text:p>
      <text:p text:style-name="P1"><text:span text:style-name="T1">&lt;</text:span><text:span text:style-name="T2">a</text:span> <text:span text:style-name="T4">href</text:span>=<text:span text:style-name="T5">"https://github.com/angular/angular"</text:span> <text:span text:style-name="T4">target</text:span>=<text:span text:style-name="T5">"_blank"</text:span> <text:span text:style-name="T4">rel</text:span>=<text:span text:style-name="T5">"noopener"</text:span><text:span text:style-name="T1">&gt;</text:span> Give our repo a star.</text:p>
      <text:p text:style-name="P1"><text:span text:style-name="T1">&lt;</text:span><text:span text:style-name="T2">div</text:span> <text:span text:style-name="T4">class</text:span>=<text:span text:style-name="T5">"github-star-badge"</text:span><text:span text:style-name="T1">&gt;</text:span></text:p>
      <text:p text:style-name="P1"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0 0h24v24H0z"</text:span> <text:span text:style-name="T4">fill</text:span>=<text:span text:style-name="T5">"none"</text:span><text:span text:style-name="T1">/&gt;&lt;</text:span><text:span text:style-name="T2">path</text:span> <text:span text:style-name="T4">d</text:span>=<text:span text:style-name="T5">"M12 17.27L18.18 21l-1.64-7.03L22 9.24l-7.19-.61L12 2 9.19 8.63 2 9.24l5.46 4.73L5.82 21z"</text:span><text:span text:style-name="T1">/&gt;&lt;/</text:span><text:span text:style-name="T2">svg</text:span><text:span text:style-name="T1">&gt;</text:span></text:p>
      <text:p text:style-name="P1">Star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</text:span><text:span text:style-name="T2">a</text:span> <text:span text:style-name="T4">href</text:span>=<text:span text:style-name="T5">"https://github.com/angular/angular"</text:span> <text:span text:style-name="T4">target</text:span>=<text:span text:style-name="T5">"_blank"</text:span> <text:span text:style-name="T4">rel</text:span>=<text:span text:style-name="T5">"noopener"</text:span><text:span text:style-name="T1">&gt;</text:span></text:p>
      <text:p text:style-name="P1"><text:soft-page-break/><text:span text:style-name="T1">&lt;</text:span><text:span text:style-name="T2">svg</text:span> <text:span text:style-name="T4">class</text:span>=<text:span text:style-name="T5">"material-icons"</text:span> <text:span text:style-name="T4">xmlns</text:span>=<text:span text:style-name="T5">"http://www.w3.org/2000/svg"</text:span> <text:span text:style-name="T4">width</text:span>=<text:span text:style-name="T5">"24"</text:span> <text:span text:style-name="T4">height</text:span>=<text:span text:style-name="T5">"24"</text:span> <text:span text:style-name="T4">viewBox</text:span>=<text:span text:style-name="T5">"0 0 24 24"</text:span><text:span text:style-name="T1">&gt;&lt;</text:span><text:span text:style-name="T2">path</text:span> <text:span text:style-name="T4">d</text:span>=<text:span text:style-name="T5">"M10 6L8.59 7.41 13.17 12l-4.58 4.59L10 18l6-6z"</text:span> <text:span text:style-name="T4">fill</text:span>=<text:span text:style-name="T5">"#1976d2"</text:span><text:span text:style-name="T1">/&gt;&lt;</text:span><text:span text:style-name="T2">path</text:span> <text:span text:style-name="T4">d</text:span>=<text:span text:style-name="T5">"M0 0h24v24H0z"</text:span> <text:span text:style-name="T4">fill</text:span>=<text:span text:style-name="T5">"none"</text:span><text:span text:style-name="T1">/&gt;&lt;/</text:span><text:span text:style-name="T2">svg</text:span><text:span text:style-name="T1">&gt;</text:span></text:p>
      <text:p text:style-name="P1"><text:span text:style-name="T1">&lt;/</text:span><text:span text:style-name="T2">a</text:span><text:span text:style-name="T1">&gt;</text:span></text:p>
      <text:p text:style-name="P1"><text:span text:style-name="T1">&lt;/</text:span><text:span text:style-name="T2">footer</text:span><text:span text:style-name="T1">&gt;</text:span></text:p>
      <text:p text:style-name="P4"/>
      <text:p text:style-name="P1"><text:span text:style-name="T1">&lt;</text:span><text:span text:style-name="T2">svg</text:span> <text:span text:style-name="T4">id</text:span>=<text:span text:style-name="T5">"clouds"</text:span> <text:span text:style-name="T4">xmlns</text:span>=<text:span text:style-name="T5">"http://www.w3.org/2000/svg"</text:span> <text:span text:style-name="T4">width</text:span>=<text:span text:style-name="T5">"2611.084"</text:span> <text:span text:style-name="T4">height</text:span>=<text:span text:style-name="T5">"485.677"</text:span> <text:span text:style-name="T4">viewBox</text:span>=<text:span text:style-name="T5">"0 0 2611.084 485.677"</text:span><text:span text:style-name="T1">&gt;</text:span></text:p>
      <text:p text:style-name="P1"><text:span text:style-name="T1">&lt;</text:span><text:span text:style-name="T2">title</text:span><text:span text:style-name="T1">&gt;</text:span>Gray Clouds Background<text:span text:style-name="T1">&lt;/</text:span><text:span text:style-name="T2">title</text:span><text:span text:style-name="T1">&gt;</text:span></text:p>
      <text:p text:style-name="P1"><text:span text:style-name="T1">&lt;</text:span><text:span text:style-name="T2">path</text:span> <text:span text:style-name="T4">id</text:span>=<text:span text:style-name="T5">"Path_39"</text:span> <text:span text:style-name="T4">data-name</text:span>=<text:span text:style-name="T5">"Path 39"</text:span> <text:span text:style-name="T4">d</text:span>=<text:span text:style-name="T5">"M2379.709,863.793c10-93-77-171-168-149-52-114-225-105-264,15-75,3-140,59-152,133-30,2.83-66.725,9.829-93.5,26.25-26.771-16.421-63.5-23.42-93.5-26.25-12-74-77-130-152-133-39-120-212-129-264-15-54.084-13.075-106.753,9.173-138.488,48.9-31.734-39.726-84.4-61.974-138.487-48.9-52-114-225-105-264,15a162.027,162.027,0,0,0-103.147,43.044c-30.633-45.365-87.1-72.091-145.206-58.044-52-114-225-105-264,15-75,3-140,59-152,133-53,5-127,23-130,83-2,42,35,72,70,86,49,20,106,18,157,5a165.625,165.625,0,0,0,120,0c47,94,178,113,251,33,61.112,8.015,113.854-5.72,150.492-29.764a165.62,165.62,0,0,0,110.861-3.236c47,94,178,113,251,33,31.385,4.116,60.563,2.495,86.487-3.311,25.924,5.806,55.1,7.427,86.488,3.311,73,80,204,61,251-33a165.625,165.625,0,0,0,120,0c51,13,108,15,157-5a147.188,147.188,0,0,0,33.5-18.694,147.217,147.217,0,0,0,33.5,18.694c49,20,106,18,157,5a165.625,165.625,0,0,0,120,0c47,94,178,113,251,33C2446.709,1093.793,2554.709,922.793,2379.709,863.793Z"</text:span> <text:span text:style-name="T4">transform</text:span>=<text:span text:style-name="T5">"translate(142.69 -634.312)"</text:span> <text:span text:style-name="T4">fill</text:span>=<text:span text:style-name="T5">"#eee"</text:span><text:span text:style-name="T1">/&gt;</text:span></text:p>
      <text:p text:style-name="P1"><text:span text:style-name="T1">&lt;/</text:span><text:span text:style-name="T2">svg</text:span><text:span text:style-name="T1">&gt;</text:span></text:p>
      <text:p text:style-name="P4"/>
      <text:p text:style-name="P1"><text:span text:style-name="T1">&lt;/</text:span><text:span text:style-name="T2">div</text:span><text:span text:style-name="T1">&gt;</text:span></text:p>
      <text:p text:style-name="P4"/>
      <text:p text:style-name="P2">&lt;!-- * * * * * * * * * * * * * * * * * * * * * * * * * * * * * * * --&gt;</text:p>
      <text:p text:style-name="P2">&lt;!-- * * * * * * * * * * * The content above * * * * * * * * * * * --&gt;</text:p>
      <text:p text:style-name="P2">&lt;!-- * * * * * * * * * * is only a placeholder * * * * * * * * * * --&gt;</text:p>
      <text:p text:style-name="P2">&lt;!-- * * * * * * * * * * and can be replaced. * * * * * * * * * * * --&gt;</text:p>
      <text:p text:style-name="P2">&lt;!-- * * * * * * * * * * * * * * * * * * * * * * * * * * * * * * * --&gt;</text:p>
      <text:p text:style-name="P2">&lt;!-- * * * * * * * * * * End of Placeholder * * * * * * * * * * * --&gt;</text:p>
      <text:p text:style-name="P2">&lt;!-- * * * * * * * * * * * * * * * * * * * * * * * * * * * * * * * --&gt;</text:p>
      <text:p text:style-name="P4"/>
      <text:p text:style-name="P1"><text:span text:style-name="T1">&lt;</text:span><text:span text:style-name="T2">router-outlet</text:span><text:span text:style-name="T1">&gt;&lt;/</text:span><text:span text:style-name="T2">router-outlet</text:span><text:span text:style-name="T1">&gt;</text:span>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3T14:43:49.482927825</meta:creation-date>
    <dc:date>2022-01-03T14:44:09.657983846</dc:date>
    <meta:editing-duration>PT21S</meta:editing-duration>
    <meta:editing-cycles>1</meta:editing-cycles>
    <meta:document-statistic meta:table-count="0" meta:image-count="0" meta:object-count="0" meta:page-count="13" meta:paragraph-count="412" meta:word-count="1916" meta:character-count="21347" meta:non-whitespace-character-count="19866"/>
    <meta:generator>LibreOffice/6.4.7.2$Linux_X86_64 LibreOffice_project/40$Build-2</meta:generator>
  </office:meta>
</office:document-meta>
</file>